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e_friendpoint">
        <table:table-row>
          <table:table-cell office:value-type="string">
            <text:p>FriendCE_ID</text:p>
          </table:table-cell>
          <table:table-cell office:value-type="string">
            <text:p>FriendCE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enacity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dita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echniqu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reemp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estruc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ash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leasant Chanc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lentiful Harve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ncentra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ivine Oracl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zoth Blad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alse Attendant's Writing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e Blue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he Green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he Red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in's Pendan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pell Tom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ey Li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gic Crysta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ragonkind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Parted Sea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oncell Automat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unesto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nd So The Ship Conquer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Demon Boar (CE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Clock Tow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Magic Me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Storch Rit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ermitag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Motored Cuirassi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Stuffed Li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Lugh's Halo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Beast of Billow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Self Geass Scrol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Bygone Dream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Miracle Investigato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Freelanc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Light of Intellec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Conflict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Catena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Divided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Awakening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Famin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ompass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Prosper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Decep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Conform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Somb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Belle of the Upper Echelon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Day Af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Noble Piec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God's Tongu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The Have-Nots</text:p>
          </table:table-cell>
          <table:table-cell office:value-type="string">
            <text:p>3-Star</text:p>
          </table:table-cell>
        </table:table-row>
      </table:table>
      <table:table table:name="command_friendpoint">
        <table:table-row>
          <table:table-cell office:value-type="string">
            <text:p>Command_ID</text:p>
          </table:table-cell>
          <table:table-cell office:value-type="string">
            <text:p>Command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ode: Morta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ode: Brut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ode: Corps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ode: Evi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de: Nimbus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ode: Bles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de: Glitt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ode: Bur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de: Focu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de: Cure</text:p>
          </table:table-cell>
          <table:table-cell office:value-type="string">
            <text:p>2-Star</text:p>
          </table:table-cell>
        </table:table-row>
      </table:table>
      <table:table table:name="exp_friendpoint">
        <table:table-row>
          <table:table-cell office:value-type="string">
            <text:p>Experience_ID</text:p>
          </table:table-cell>
          <table:table-cell office:value-type="string">
            <text:p>Experience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mber of Wisdom (EXP) (Sab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orch of Wisdom (EXP) (Sab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laze of Wisdom (EXP) (Sab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Roaring Flames of Wisdom (EXP) (Sab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llfire of Wisdom (EXP) (Sab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Ember of Wisdom (EXP) (Lanc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orch of Wisdom (EXP) (Lanc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laze of Wisdom (EXP) (Lanc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Roaring Flames of Wisdom (EXP) (Lanc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llfire of Wisdom (EXP) (Lanc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ber of Wisdom (EXP) (Arch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Torch of Wisdom (EXP) (Arch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laze of Wisdom (EXP) (Arch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Roaring Flames of Wisdom (EXP) (Arch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llfire of Wisdom (EXP) (Arch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Ember of Wisdom (EXP) (Rid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Torch of Wisdom (EXP) (Rid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Blaze of Wisdom (EXP) (Archer) (Rid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Roaring Flames of Wisdom (EXP) (Rid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llfire of Wisdom (EXP) (Rid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Ember of Wisdom (EXP) (Cast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orch of Wisdom (EXP) (Cast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laze of Wisdom (EXP) (Cast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Roaring Flames of Wisdom (EXP) (Cast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Hellfire of Wisdom (EXP) (Cast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Ember of Wisdom (EXP) (Assassin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Torch of Wisdom (EXP) (Assassin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laze of Wisdom (EXP) (Assassin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Roaring Flames of Wisdom (EXP) (Assassin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Hellfire of Wisdom (EXP) (Assassin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Ember of Wisdom (EXP) (Berserker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Torch of Wisdom (EXP (Berserker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laze of Wisdom (EXP) (Berserker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Roaring Flames of Wisdom (EXP) (Berserker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Hellfire of Wisdom (EXP) (Berserker)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Ember of Wisdom (EXP) (All Class)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Torch of Wisdom (EXP) (All Class)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Blaze of Wisdom (EXP) (All Class)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Roaring Flames of Wisdom (EXP) (All Class)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ellfire of Wisdom (EXP) (All Class)</text:p>
          </table:table-cell>
          <table:table-cell office:value-type="float" office:value="5">
            <text:p>5</text:p>
          </table:table-cell>
        </table:table-row>
      </table:table>
      <table:table table:name="fgo_servant_data">
        <table:table-row>
          <table:table-cell office:value-type="string">
            <text:p>Servent_ID</text:p>
          </table:table-cell>
          <table:table-cell office:value-type="string">
            <text:p>Servant_Name</text:p>
          </table:table-cell>
          <table:table-cell office:value-type="string">
            <text:p>Rarity</text:p>
          </table:table-cell>
          <table:table-cell office:value-type="string">
            <text:p>Servent_Summon</text:p>
          </table:table-cell>
          <table:table-cell office:value-type="string">
            <text:p>Servent_Class</text:p>
          </table:table-cell>
          <table:table-cell office:value-type="string">
            <text:p>Servent_JPName</text:p>
          </table:table-cell>
          <table:table-cell office:value-type="string">
            <text:p>Servent_AKA</text:p>
          </table:table-cell>
          <table:table-cell office:value-type="string">
            <text:p>Servent_Attribute</text:p>
          </table:table-cell>
          <table:table-cell office:value-type="string">
            <text:p>Servent_Alignments</text:p>
          </table:table-cell>
          <table:table-cell office:value-type="string">
            <text:p>Servent_Gender</text:p>
          </table:table-cell>
          <table:table-cell office:value-type="string">
            <text:p>Servent_Trait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shu Kyrielight</text:p>
          </table:table-cell>
          <table:table-cell office:value-type="string">
            <text:p>4-Star</text:p>
          </table:table-cell>
          <table:table-cell office:value-type="string">
            <text:p>Starter</text:p>
          </table:table-cell>
          <table:table-cell office:value-type="string">
            <text:p>Shielder</text:p>
          </table:table-cell>
          <table:table-cell office:value-type="string">
            <text:p>マシュ・キリエライト</text:p>
          </table:table-cell>
          <table:table-cell office:value-type="string">
            <text:p>Mash Kyrielight, Mashu Kirielite, Mash, Fairy Knight Galahad (妖精騎士ギャラハッド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i-Servant, Hominidae Servant, Humanoid, Living Human, Riding, Round Table Knight, Servant, Weak to Enuma Elish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toria Pendrag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トリア・ペンドラゴン</text:p>
          </table:table-cell>
          <table:table-cell office:value-type="string">
            <text:p>King of Knights of the Holy Sword (聖剣の騎士王, Seiken no Kishi-ō?), King of Knights (騎士王, Kishi-ō?), Altria Pendragon, King Arthur, Blue Saber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rtoria Pendragon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Saber Alter, Dark-Tainted Tyrant, Artoria Alter, Black Saber, Salter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ound Table Knight, Servant, Seven Knights Servant, Weak to Enuma Elish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rtoria Pendragon (Lily)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アルトリア・ペンドラゴン〔リリィ〕</text:p>
          </table:table-cell>
          <table:table-cell office:value-type="string">
            <text:p>Saber Lily, Artoria Lil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Servant, Seven Knights Servant, Weak to Enuma Elish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ero Claudiu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ネロ・クラウディウス</text:p>
          </table:table-cell>
          <table:table-cell office:value-type="string">
            <text:p>Emperor of Roses (薔薇の皇帝, Bara no Kōtei?), Red Saber, Nero Claudius Caesar Augustus Germanicus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King, Riding, Roman, Servant, Seven Knights Servant, Weak to Enuma Elish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iegfrie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ークフリート</text:p>
          </table:table-cell>
          <table:table-cell office:value-type="string">
            <text:p>Sigurd, Tenacious Dragon Slayer (不撓不屈の竜殺し, Futō Fukutsu no Ryū Goroshi?)Saber of Black, Dragon-Blooded Knigh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ragon, Hominidae Servant, Humanoid, King, Loved One, Riding, Servant, Seven Knights Servant, Weak to Enuma Elish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Gaius Julius Caesa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ガイウス・ユリウス・カエサル</text:p>
          </table:table-cell>
          <table:table-cell office:value-type="string">
            <text:p>Julius Caesar, Red Saber (Self-Proclaimed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Roman, Servant, Seven Knights Servant, Weak to Enuma Elish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lte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テラ</text:p>
          </table:table-cell>
          <table:table-cell office:value-type="string">
            <text:p>Great King of Destruction (破壞の大王, Hakai no Daiō?)Attila the Hun, Destroyer of Civilization, Etzel, King of Combat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Riding, Servant, Seven Knights Servant, Weak to Enuma Elish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illes de Rais (Saber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ル・ド・レェ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valier d'E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シュヴァリエ・デオン</text:p>
          </table:table-cell>
          <table:table-cell office:value-type="string">
            <text:p>Knight of the White Lily, Maid Knight, Charles-Geneviève-Louis-Auguste-André-Timothée d'Éon de Beaumont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Riding, Servant, Seven Knights Servant, Weak to Enuma Elish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IY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ミヤ</text:p>
          </table:table-cell>
          <table:table-cell office:value-type="string">
            <text:p>Wrought Iron Hero (錬鉄の英霊, Rentetsu no Eirei?)
Emiya Shirou (衛宮士郎, Emiya Shirō?), Nameless/No Name (無銘), Red Archer(赤のアーチャー), Red Bowman, Faker (フェイカー), Hero of Justice (正義の味方),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ilgames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ギルガメッシュ</text:p>
          </table:table-cell>
          <table:table-cell office:value-type="string">
            <text:p>King of Heroes (英雄王, Eiyū-ō?), A U O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Servant, Seven Knights Servant, Weak to Enuma Elish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obin Hoo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ロビンフッド</text:p>
          </table:table-cell>
          <table:table-cell office:value-type="string">
            <text:p>Hunter of the Woods (森の狩人, Mori no Kariudo?), Green Arche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Fairy Tale Servant, Hominidae Servant, Humanoid, Loved One, Servant, Seven Knights Servant, Weak to Enuma Elish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タランテ</text:p>
          </table:table-cell>
          <table:table-cell office:value-type="string">
            <text:p>Hunter of Chastity (純潔の狩人, Junketsu no Kariudo?)Archer of Red, Atalante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Moon, Servant, Seven Knights Servant, Weak to Enuma Elish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Euryal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ウリュアレ</text:p>
          </table:table-cell>
          <table:table-cell office:value-type="string">
            <text:p>The Far-Flier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Goddess Servant, Humanoid, Immune to Pigify, Non-Hominidae Servant, Servant, Seven Knights Servant, Weak to Enuma Elish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ash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ーラシュ</text:p>
          </table:table-cell>
          <table:table-cell office:value-type="string">
            <text:p>Arash Kamangir, Āraš-e Kamāngī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ú Chulain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
Beast of Culann (クランの猛犬, Kuran no Mōken?)
Sétanta, Hound of Ulster, Coo Hullan, Child of the Sun, Rogue Lancer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Elizabeth Báthor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リザベート・バートリー</text:p>
          </table:table-cell>
          <table:table-cell office:value-type="string">
            <text:p>Elisabeth Báthory, Elizabeth Bathory, Blood Countess, Countess Dracula, Eli-Chan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usashibō Benke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武蔵坊弁慶</text:p>
          </table:table-cell>
          <table:table-cell office:value-type="string">
            <text:p>Hitachibou Kaison (常陸坊海尊, Hitachibō Kaison?), Musashibou Benke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Fairy Tale Servant, Genji, Hominidae Servant, Humanoid, Loved One, Servant, Seven Knights Servant, Stout Defender, Weak to Enuma Elish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ú Chulainn (Prototype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〔プロトタイプ〕</text:p>
          </table:table-cell>
          <table:table-cell office:value-type="string">
            <text:p>Proto Lancer, Cu Chulainn (Prototype), Sétanta, Hound of Ulster, Coo Hullan (Prototype), Child of the Sun, Child of Light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Leonidas 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レオニダス一世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Romulu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ロムルス</text:p>
          </table:table-cell>
          <table:table-cell office:value-type="string">
            <text:p>The Divine Ancestor, King of Nation Building, Roma</text:p>
          </table:table-cell>
          <table:table-cell office:value-type="string">
            <text:p>Star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Immune to Pigify, King, Roman, Servant, Seven Knights Servant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dus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メドゥーサ</text:p>
          </table:table-cell>
          <table:table-cell office:value-type="string">
            <text:p>Female Monster of Gorgon (ゴルゴーンの女怪, Gorugōn no Jokai?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Non-Hominidae Servant, Riding, Servant, Seven Knights Servant, Weak to Enuma Elish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eorgios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ゲオルギウス</text:p>
          </table:table-cell>
          <table:table-cell office:value-type="string">
            <text:p>Saint George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Edward Teach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ドワード・ティーチ</text:p>
          </table:table-cell>
          <table:table-cell office:value-type="string">
            <text:p>Blackbeard (黒髭, Kuro Hige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oudic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ブーディカ</text:p>
          </table:table-cell>
          <table:table-cell office:value-type="string">
            <text:p>Queen of Victory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Weak to Enuma Elish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Ushiwakamar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ostume-Owning, Fairy Tale Servant, Genji, Hominidae Servant, Humanoid, Loved One, Riding, Servant, Seven Knights Servant, Weak to Enuma Elish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Alexande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レキサンダー</text:p>
          </table:table-cell>
          <table:table-cell office:value-type="string">
            <text:p>Young Iskanda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Divinity, Greek Mythology Male, Hominidae Servant, Humanoid, King, Riding, Servant, Seven Knights Servant, Weak to Enuma Elish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arie Antoinett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art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ルタ</text:p>
          </table:table-cell>
          <table:table-cell office:value-type="string">
            <text:p>Saint Martha, Dragon Rider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de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ディア</text:p>
          </table:table-cell>
          <table:table-cell office:value-type="string">
            <text:p>Witch of Betrayal (裏切りの魔女, Uragiri no Majo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illes de Rai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ジル・ド・レェ</text:p>
          </table:table-cell>
          <table:table-cell office:value-type="string">
            <text:p>Holy Monster (聖なる怪物, Seinaru Kaibutsu?), Bluebeard, Demon Marshal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ans Christian Anderse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ハンス・クリスチャン・アンデルセ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William Shakespear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ウィリアム・シェイクスピア</text:p>
          </table:table-cell>
          <table:table-cell office:value-type="string">
            <text:p>The Greatest Writer (偉大なる文豪, Idainaru Bungō?), Caster of Re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ephistophel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フィストフェレ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Wolfgang Amadeus Mozart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ォルフガング・アマデウス・モーツァルト</text:p>
          </table:table-cell>
          <table:table-cell office:value-type="string">
            <text:p>Gottlieb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Zhuge Liang (Lord El-Melloi II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諸葛孔明〔エルメロイⅡ世〕</text:p>
          </table:table-cell>
          <table:table-cell office:value-type="string">
            <text:p>Waver Velvet (ウェイバー・ベルベット?),"El-Melloi II", Great Big Ben London☆Star, Shokatsu Koumei, Kongming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Loved One, Pseudo-Servant, Servant, Seven Knights Servant, Weak to Enuma Elish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ú Chulainn (Caster)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, Grímr the Sage (賢人グリム?), Odin's Proxy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asaki Kojirō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佐々木小次郎</text:p>
          </table:table-cell>
          <table:table-cell office:value-type="string">
            <text:p>Nameless Master (無名の達人, Mumei no Tatsujin?)Nameless Samurai, Tsuda, Sasaki Kojirou, REGEND, Sasaki Ganryu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assan of the Cursed Arm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呪腕のハサン</text:p>
          </table:table-cell>
          <table:table-cell office:value-type="string">
            <text:p>Assassin of The White Skull (白髏の暗殺者, Hakurō no Asashin?)True Assassin, Hanam, Cursed Arm Hassa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then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ステンノ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umanoid, Immune to Pigify, Non-Hominidae Servant, Servant, Seven Knights Servant, Weak to Enuma Elish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Jing K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荊軻</text:p>
          </table:table-cell>
          <table:table-cell office:value-type="string">
            <text:p>Keika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harles-Henri Sanso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シャルル＝アンリ・サンソ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Phantom of the Oper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ファントム・オブ・ジ・オペラ</text:p>
          </table:table-cell>
          <table:table-cell office:value-type="string">
            <text:p>Erik (エリック?), Berserker of Shinjuku (新宿のバーサーカー?), Angel of Music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ata Hari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マタ・ハリ</text:p>
          </table:table-cell>
          <table:table-cell office:value-type="string">
            <text:p>Margaretha Geertruida Zelle, The Girl Who Has Sunny Eyes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Carmill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カーミラ</text:p>
          </table:table-cell>
          <table:table-cell office:value-type="string">
            <text:p>Elizabeth Báthor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Heracle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ヘラクレス</text:p>
          </table:table-cell>
          <table:table-cell office:value-type="string">
            <text:p>The Immortal Great Hero (不死身の大英雄, Fujimi no Dai Eiyū?), Hércules</text:p>
          </table:table-cell>
          <table:table-cell office:value-type="string">
            <text:p>Sky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Argo-Related, Divinity, Greek Mythology Male, Hominidae Servant, Humanoid, Servant, Seven Knights Servant, Weak to Enuma Elish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Lancelo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ランスロット</text:p>
          </table:table-cell>
          <table:table-cell office:value-type="string">
            <text:p>Knight of the Lake (湖の騎士, Mizu-umi no Kishi?), Black Knight, Mad Dog</text:p>
          </table:table-cell>
          <table:table-cell office:value-type="string">
            <text:p>Earth</text:p>
          </table:table-cell>
          <table:table-cell office:value-type="string">
            <text:p>Lawful Insane</text:p>
          </table:table-cell>
          <table:table-cell office:value-type="string">
            <text:p>Male</text:p>
          </table:table-cell>
          <table:table-cell office:value-type="string">
            <text:p>Hominidae Servant, Humanoid, Round Table Knight, Servant, Seven Knights Servant, Weak to Enuma Elish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Lu Bu Fengxia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呂布奉先</text:p>
          </table:table-cell>
          <table:table-cell office:value-type="string">
            <text:p>General of Repetition, Lü Bu Fengxian, Ryo F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Mechanical, Servant, Seven Knights Servant, Weak to Enuma Elish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Spartacu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スパルタクス</text:p>
          </table:table-cell>
          <table:table-cell office:value-type="string">
            <text:p>Gladiator of Thrace (トラキアの剣闘士, Torakia no Ken Tōshi?), Berserker of Re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oman, Servant, Seven Knights Servant, Weak to Enuma Elish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Sakata Kintok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坂田金時</text:p>
          </table:table-cell>
          <table:table-cell office:value-type="string">
            <text:p>Kintarō (金太郎?), Kaidōmaru (怪童丸?), Shimenosuke (主馬佑?), Golden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Fairy Tale Servant, Genji, Hominidae Servant, Humanoid, Loved One, Servant, Seven Knights Servant, Weak to Enuma Elish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Vlad II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ヴラド三世</text:p>
          </table:table-cell>
          <table:table-cell office:value-type="string">
            <text:p>Lord Impaler (串刺し公, Kushizashi Kō?), Lancer of Black, Vlad Ţepeş, Count Dracul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Stout Defender, Weak to Enuma Elish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Asterio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ステリオス</text:p>
          </table:table-cell>
          <table:table-cell office:value-type="string">
            <text:p>Minotau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Child Servant, Demonic Beast Servant, Giant, Greek Mythology Male, Humanoid, Non-Hominidae Servant, Servant, Seven Knights Servant, Weak to Enuma Elish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Caligul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カリギュラ</text:p>
          </table:table-cell>
          <table:table-cell office:value-type="string">
            <text:p>Emperor of Death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Roman, Servant, Seven Knights Servant, Weak to Enuma Elish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Darius III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ダレイオス三世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King, Servant, Seven Knights Servant, Weak to Enuma Elish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Kiyohim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Weak to Enuma Elish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ric Bloodax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エイリーク・ブラッドアクス</text:p>
          </table:table-cell>
          <table:table-cell office:value-type="string">
            <text:p>Bloodaxe King, Eric Haraldsson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amamo Ca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タマモキャット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Humanoid, Non-Hominidae Servant, Servant, Seven Knights Servant, Weak to Enuma Elish, Wild Beast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Jeanne d'Arc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ジャンヌ・ダルク</text:p>
          </table:table-cell>
          <table:table-cell office:value-type="string">
            <text:p>Holy Maiden of Salvation (救国の聖女, Kyūkoku no Seijo?)Joan of Arc, Juana de Arco, La Pucelle d'Orléans, The Maiden of Orleans, St. Joan, Joanna d'arc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Ori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オリオン</text:p>
          </table:table-cell>
          <table:table-cell office:value-type="string">
            <text:p>Artemis (アルテミス?)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Immune to Pigify, Levitating Servant, Servant, Seven Knights Servant, Weak to Enuma Elish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Elizabeth Báthory (Hallowe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エリザベート・バートリー〔ハロウィン〕</text:p>
          </table:table-cell>
          <table:table-cell office:value-type="string">
            <text:p>Hallo-Eli, Elisabeth Báthory (Halloween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Levitating Servant, Servant, Seven Knights Servant, Weak to Enuma Elish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amamo no Ma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玉藻の前</text:p>
          </table:table-cell>
          <table:table-cell office:value-type="string">
            <text:p>Fox Priestess of Peerless Beauty (絶世の美女巫女狐, Zessei no Bijo Miko-Gitsune?), Cas-ko (キャス狐?), Mizukume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Servant, Seven Knights Servant, Weak to Enuma Elish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Dav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ダビデ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Hecto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ヘクトール</text:p>
          </table:table-cell>
          <table:table-cell office:value-type="string">
            <text:p>Hektor, Hector of the Gleaming Helmet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Riding, Servant, Seven Knights Servant, Weak to Enuma Elish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Francis Drak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フランシス・ドレイク</text:p>
          </table:table-cell>
          <table:table-cell office:value-type="string">
            <text:p>Voyager of the Storm (嵐の航海者, Arashi no Kōkai-sha?)El Draque, King of Storms, King of Ghosts</text:p>
          </table:table-cell>
          <table:table-cell office:value-type="string">
            <text:p>Star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Riding, Servant, Seven Knights Servant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Anne Bonny &amp; Mary Rea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edea (Lily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メディア〔リリィ〕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Okita S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</text:p>
          </table:table-cell>
          <table:table-cell office:value-type="string">
            <text:p>Okita Souji, Sakura Saber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Riding, Servant, Shinsengumi Servant, Weak to Enuma Elish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Oda Nobunag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織田信長</text:p>
          </table:table-cell>
          <table:table-cell office:value-type="string">
            <text:p>Demon King of the Sixth Heaven (第六天魔王, Dairoku Ten-Maō?)Demon Archer, Big Fool of Owari, Nobu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Weak to Enuma Elish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cáthac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スカサハ</text:p>
          </table:table-cell>
          <table:table-cell office:value-type="string">
            <text:p>Queen of the Land of Shadows (影の国の女王, Kage no Kuni no Joō?)Witch of Dún Scáith, Lord of Spirits, Shishou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Seven Knights Servant, Weak to Enuma Elish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Diarmuid Ua Duibhn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ディルムッド・オディナ</text:p>
          </table:table-cell>
          <table:table-cell office:value-type="string">
            <text:p>Beautiful Young Warrior (麗しの若武者, Uruwashi no Wakamusha?)Diarmuid O'Dyna, Diarmuid of the Love Spot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Fergus mac Róich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フェルグス・マック・ロイ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rtoria Pendragon (Santa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アルトリア・ペンドラゴン〔サンタオルタ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Nursery Rhy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ナーサリー・ライム</text:p>
          </table:table-cell>
          <table:table-cell office:value-type="string">
            <text:p>Alice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Humanoid, Non-Hominidae Servant, Servant, Seven Knights Servant, Weak to Enuma Elish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Jack the Ripper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ジャック・ザ・リッパー</text:p>
          </table:table-cell>
          <table:table-cell office:value-type="string">
            <text:p>Innocent Murderer (無垢なる殺人鬼, Mukunaru Satsujinki?)切り裂きジャック, Assassin of Black, Legendary Serial Kille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Mordred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モードレッド</text:p>
          </table:table-cell>
          <table:table-cell office:value-type="string">
            <text:p>Knight of Treachery (叛逆の騎士, Hangyaku no Kishi?)Saber of Red, The Knight of Londinium, Mordred the Silent, Mo-san (モーさん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toria Face, Costume-Owning, Dragon, Hominidae Servant, Humanoid, Riding, Round Table Knight, Servant, Seven Knights Servant, Weak to Enuma Elish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Nikola Tesl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ニコラ・テスラ</text:p>
          </table:table-cell>
          <table:table-cell office:value-type="string">
            <text:p>Dr. Raiden (雷電博士, Raiden Hakase?), The Modern Prometheus, Godlike Genius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rtoria Pendragon (Lancer 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Artoria Lancer, King of Storms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Paracelsus von Hohenheim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ァン・ホーエンハイム・パラケルスス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Charles Babbag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チャールズ・バベッジ</text:p>
          </table:table-cell>
          <table:table-cell office:value-type="string">
            <text:p>Dream of Steam (蒸気の夢, Jōki no Yume?)King of Steam (蒸気王, Jōki-Ō?), Father of the Computer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Mechanical, Servant, Seven Knights Servant, Weak to Enuma Elish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Henry Jekyll &amp; Hyd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ヘンリー・ジキル＆ハイド</text:p>
          </table:table-cell>
          <table:table-cell office:value-type="string">
            <text:p>Double Entities (二重存在者, Nijū Sonzai-sha?)Dr. Jekyll and Mr. Hyde, Edward Hyde</text:p>
          </table:table-cell>
          <table:table-cell office:value-type="string">
            <text:p>Earth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even Knights Servant, Weak to Enuma Elish</text:p>
          </table:table-cell>
          <table:table-cell office:value-type="string">
            <text:p>QQABB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Frankenstei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フランケンシュタイン</text:p>
          </table:table-cell>
          <table:table-cell office:value-type="string">
            <text:p>Innocent Bride (無垢なる花嫁, Mukunaru Hanayome?), Berserker of Black, Fran, Frankenstein's Monste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Servant, Seven Knights Servant, Weak to Enuma Elish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Arju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ルジュナ</text:p>
          </table:table-cell>
          <table:table-cell office:value-type="string">
            <text:p>The Endowed Hero (授かりの英雄, Sazukari no Eiyū?), Silent Sniper, Rogue Archer, The Man of Rectitude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Servant, Seven Knights Servant, Weak to Enuma Elish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Kar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カルナ</text:p>
          </table:table-cell>
          <table:table-cell office:value-type="string">
            <text:p>Hero of Charity (施しの英雄, Hodokoshi no Eiyū?)Lancer of Red, Son of the Sun God, Launcher, Karno, Hero of Benefactio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Riding, Servant, Seven Knights Servant, Weak to Enuma Elish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Mysterious Heroine X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謎のヒロインX</text:p>
          </table:table-cell>
          <table:table-cell office:value-type="string">
            <text:p>MHX, A-X, Mysterious Racer X (Summer Event)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Enuma Elish Nullification, Hominidae Servant, Humanoid, King, Riding, Servant, Seven Knights Servant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Fionn mac Cumhail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フィン・マックール</text:p>
          </table:table-cell>
          <table:table-cell office:value-type="string">
            <text:p>Finn MacCool, Finn MacCoul</text:p>
          </table:table-cell>
          <table:table-cell office:value-type="string">
            <text:p>Sky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rynhild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Riding, Servant, Seven Knights Servant, Valkyrie (Trait), Weak to Enuma Elish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eowulf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ベオウルフ</text:p>
          </table:table-cell>
          <table:table-cell office:value-type="string">
            <text:p>King of Savagery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Nero Claudius (Brid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ネロ・クラウディウス 〔ブライド〕</text:p>
          </table:table-cell>
          <table:table-cell office:value-type="string">
            <text:p>Saber Bride</text:p>
          </table:table-cell>
          <table:table-cell office:value-type="string">
            <text:p>Man</text:p>
          </table:table-cell>
          <table:table-cell office:value-type="string">
            <text:p>Chaotic Bride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Weak to Enuma Elish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Ryōgi Shiki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両儀式</text:p>
          </table:table-cell>
          <table:table-cell office:value-type="string">
            <text:p>「Ryōgi Shiki」, Void Shiki, Saber Shiki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ostume-Owning, Enuma Elish Nullification, Hominidae Servant, Humanoid, Immune to Pigify, Servant, Seven Knights Servant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Ryōgi Shiki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両儀式</text:p>
          </table:table-cell>
          <table:table-cell office:value-type="string">
            <text:p>Ryougi Shik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Amakusa Shir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天草四郎</text:p>
          </table:table-cell>
          <table:table-cell office:value-type="string">
            <text:p>The One who Sought for an Endless Dream (終わりのない夢を追う者, Owari no Nai Yume wo Ou-mono?), Amakusa Shirou,Amakusa Shirō Tokisada (天草四郎時貞?), Shirō Kotomine (シロウ・コトミネ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Astolf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 Rider of Black, Sailor Paladin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Feminine Looking, Hominidae Servant, Humanoid, Riding, Servant, Seven Knights Servant, Weak to Enuma Elish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Kid Gi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子ギル</text:p>
          </table:table-cell>
          <table:table-cell office:value-type="string">
            <text:p>Ko-Gil, Young Gil, Child Gil, Gil-kun, Gilgamesh (Child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King, Servant, Seven Knights Servant, Weak to Enuma Elish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Edmond Dantè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巌窟王 エドモン・ダンテス</text:p>
          </table:table-cell>
          <table:table-cell office:value-type="string">
            <text:p>The Count of Monte Cristo (モンテ・クリスト伯爵?), The King of the Cavern (巌窟王, Gankutsuō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Nightingal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 (フローレンス・ナイチンゲール?), Mercédès, The White Cloth of Steel, The Lady with the Lamp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Cú Chulainn (Alt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ー・フーリン〔オルタ〕</text:p>
          </table:table-cell>
          <table:table-cell office:value-type="string">
            <text:p>Cú Alter, Mad King Cú Chulainn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Servant, Seven Knights Servant, Weak to Enuma Elish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Queen Medb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女王メイヴ</text:p>
          </table:table-cell>
          <table:table-cell office:value-type="string">
            <text:p>Queen of Connacht (コノートの女王, Konōto no Joō?), Queen Maeve, Eternal Lad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Riding, Servant, Seven Knights Servant, Weak to Enuma Elish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elena Blavatsk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, Madame Blavatsky, Еле́на Петро́вна Блава́тская, Yelena Petrovna Blavatskaya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Ram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ーマ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Li Shuwen (Lanc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神槍 李書文</text:p>
          </table:table-cell>
          <table:table-cell office:value-type="string">
            <text:p>No Second Strike (二の打ち要らず, Ni no Uchi Irazu?)Legendary Spearman, God Spear Li (神槍李)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Thomas Edis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トーマス・エジソン</text:p>
          </table:table-cell>
          <table:table-cell office:value-type="string">
            <text:p>The Wizard of Menlo Park (メンロパークの魔術師, Menropāku no Majutsu-shi?)Thomas Alva Edison, King of Inventors, Presi-king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Geronim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ジェロニモ</text:p>
          </table:table-cell>
          <table:table-cell office:value-type="string">
            <text:p>Goyaałé, Jeronimo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Billy the K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ビリー・ザ・キッド</text:p>
          </table:table-cell>
          <table:table-cell office:value-type="string">
            <text:p>Juvenile Rascal King (少年悪漢王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Jeanne d'Arc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ジャンヌ・ダルク〔オルタ〕</text:p>
          </table:table-cell>
          <table:table-cell office:value-type="string">
            <text:p>Dragon Witch (竜の魔女, Ryū no Majo?), Jalter, Witch of Vengeance, 邪ンヌ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Angra Mainyu</text:p>
          </table:table-cell>
          <table:table-cell office:value-type="string">
            <text:p>0-Star</text:p>
          </table:table-cell>
          <table:table-cell office:value-type="string">
            <text:p>Friend</text:p>
          </table:table-cell>
          <table:table-cell office:value-type="string">
            <text:p>Avenger</text:p>
          </table:table-cell>
          <table:table-cell office:value-type="string">
            <text:p>アンリマユ</text:p>
          </table:table-cell>
          <table:table-cell office:value-type="string">
            <text:p>Avenger, All the World's Evil, King of Daemons, Aŋra Mainii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Iskand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スカンダル</text:p>
          </table:table-cell>
          <table:table-cell office:value-type="string">
            <text:p>The King of Conquerors of the Distant Lands (遥かなる征服王, Harukanaru Seifuku-ō?)Alexander the Great, King of Conquerors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EMIYA (Assassin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エミヤ〔アサシン〕</text:p>
          </table:table-cell>
          <table:table-cell office:value-type="string">
            <text:p>Emiya Kiritsugu (衛宮切嗣, Emiya Kiritsugu?), Magus Kille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Hassan of the Hundred Fac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百貌のハサン</text:p>
          </table:table-cell>
          <table:table-cell office:value-type="string">
            <text:p>Leader of Hashasheen (暗殺教団教主, Ansatsu Kyōdan Kyōshu?)Asa-ko (アサ子?), Hundred-Faced Hassan, Hassan of the Hundred Personas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Irisviel (Dress of Heav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アイリスフィール〔天の衣〕</text:p>
          </table:table-cell>
          <table:table-cell office:value-type="string">
            <text:p>Irisviel von Einzbern, Iri, White Holy Grail, Irisviel (Holy Grail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Shuten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酒呑童子</text:p>
          </table:table-cell>
          <table:table-cell office:value-type="string">
            <text:p>Shuten-Douji, Ibuki Dōji, Saṃghāta Hell Berserker (バーサーカー・衆合地獄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Humanoid, Non-Hominidae Servant, Oni, Servant, Seven Knights Servant, Shuten Dōji (Trait), Weak to Enuma Elish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Xuanzang Sanz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玄奘三蔵</text:p>
          </table:table-cell>
          <table:table-cell office:value-type="string">
            <text:p>The Bonze of Tang Dynasty (唐代の法師, Tō-dai no Hōshi?)Genjou Sanzou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Minamoto no Raik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源頼光</text:p>
          </table:table-cell>
          <table:table-cell office:value-type="string">
            <text:p>Minamoto no Yorimitsu, Ushi Gozen (丑御前?), Kālasūtra Hell Rider (ライダー・黒縄地獄?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Weak to Enuma Elish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Sakata Kintoki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田金時</text:p>
          </table:table-cell>
          <table:table-cell office:value-type="string">
            <text:p>Kintarō (金太郎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Fairy Tale Servant, Genji, Hominidae Servant, Humanoid, Loved One, Servant, Seven Knights Servant, Weak to Enuma Elish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Ibaraki Dōj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茨木童子</text:p>
          </table:table-cell>
          <table:table-cell office:value-type="string">
            <text:p>Ibaraki-Douji, Banana Oni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Weak to Enuma Elish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Fūma Kotar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風魔小太郎</text:p>
          </table:table-cell>
          <table:table-cell office:value-type="string">
            <text:p>Fuuma Kotarou, Fuuma "Evil-Wind" Kotaro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Ozymandia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ジマンディアス</text:p>
          </table:table-cell>
          <table:table-cell office:value-type="string">
            <text:p>King of Gods (神王, Shin-Ō?)Ramesses II, King of Kings, Meryamen, Sun King, God-king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Artoria Pendragon (Lanc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</text:p>
          </table:table-cell>
          <table:table-cell office:value-type="string">
            <text:p>Lion King (獅子王, Shishi-Ō?)King Arthur, King of Knights, Goddess of Rhongomyniad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Nitocri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ニトクリス</text:p>
          </table:table-cell>
          <table:table-cell office:value-type="string">
            <text:p>Avatar of the Sky (天空の化身, Tenkū no Keshin?)Nitocret, Neithikert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King, Servant, Seven Knights Servant, Weak to Enuma Elish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Lancelot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ンスロット</text:p>
          </table:table-cell>
          <table:table-cell office:value-type="string">
            <text:p>Sir Lancelot du Lac, Lord of Joyous Gard, Knight of the Lak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Trist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トリスタン</text:p>
          </table:table-cell>
          <table:table-cell office:value-type="string">
            <text:p>Drustanus, Trystan, Tristram, Trischin, Child of Sadness, Tristã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Gawai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ガウェイン</text:p>
          </table:table-cell>
          <table:table-cell office:value-type="string">
            <text:p>Holy Sword of the Sun (太陽の聖剣, Taiyō no Seiken?)Knight of the Sun, White Knight of the Round Tabl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Hassan of the Serenity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静謐のハサン</text:p>
          </table:table-cell>
          <table:table-cell office:value-type="string">
            <text:p>Mary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awara Tōt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俵藤太</text:p>
          </table:table-cell>
          <table:table-cell office:value-type="string">
            <text:p>Fujiwara no Hidesato (藤原秀郷?), Tawara no Tout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Bedive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ベディヴィエール</text:p>
          </table:table-cell>
          <table:table-cell office:value-type="string">
            <text:p>The Silver Arm (銀色の腕, Gin'iro no Ude?)Lucius, The Shining Airgetlám, Wandering Knight (放浪の騎士, Hōrō no kishi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Leonardo Da Vinc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レオナルド・ダ・ヴィンチ</text:p>
          </table:table-cell>
          <table:table-cell office:value-type="string">
            <text:p>Universal Genius (万能の天才?), Da Vinci-chan (ダ・ヴィンチちゃん?), Shopkeeper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Tamamo no Mae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玉藻の前; タマモちゃんサマー</text:p>
          </table:table-cell>
          <table:table-cell office:value-type="string">
            <text:p>Summer Tamamo-chan, Tamamo Shark</text:p>
          </table:table-cell>
          <table:table-cell office:value-type="string">
            <text:p>Sky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Riding, Servant, Seven Knights Servant, Summer Mode Servant, Weak to Enuma Elish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Artoria Pendragon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ルトリア・ペンドラゴン</text:p>
          </table:table-cell>
          <table:table-cell office:value-type="string">
            <text:p>Archuria, Squirtoria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ound Table Knight, Servant, Seven Knights Servant, Summer Mode Servant, Weak to Enuma Elish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Marie Antoinette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Anne Bonny &amp; Mary Read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Mordred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モードレッド</text:p>
          </table:table-cell>
          <table:table-cell office:value-type="string">
            <text:p>Miss Surfer Mor, Miss Su-Mor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Dragon, Hominidae Servant, Humanoid, Round Table Knight, Servant, Seven Knights Servant, Summer Mode Servant, Weak to Enuma Elish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Scáthach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カサハ</text:p>
          </table:table-cell>
          <table:table-cell office:value-type="string">
            <text:p>-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Kiyohime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Summer Mode Servant, Weak to Enuma Elish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Martha (Rul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マルタ</text:p>
          </table:table-cell>
          <table:table-cell office:value-type="string">
            <text:p>Saint Martha (Ruler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ummer Mode Servant, Weak to Enuma Elish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Illyasviel von Einzber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Illya, Living Human, Servant, Seven Knights Servant, Weak to Enuma Elish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Chloe von Einzber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クロエ・フォン・アインツベルン</text:p>
          </table:table-cell>
          <table:table-cell office:value-type="string">
            <text:p>Kuro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Elizabeth Báthory (Brave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エリザベート・バートリー〔ブレイブ〕</text:p>
          </table:table-cell>
          <table:table-cell office:value-type="string">
            <text:p>Brave-Eliza, Elizabeth Bathory (Brave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Cleopat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クレオパトラ</text:p>
          </table:table-cell>
          <table:table-cell office:value-type="string">
            <text:p>The Last Pharaoh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Levitating Servant, Servant, Seven Knights Servant, Weak to Enuma Elish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Vlad III (EXTRA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ラド三世〔EXTRA〕</text:p>
          </table:table-cell>
          <table:table-cell office:value-type="string">
            <text:p>Vlad the Impaler, Vlad Ţepeş, Count Dracula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Jeanne d'Arc Alter Santa Lil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ジャンヌ・ダルク・オルタ・サンタ・リリィ</text:p>
          </table:table-cell>
          <table:table-cell office:value-type="string">
            <text:p>Joan of Arc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hild Servant, Hominidae Servant, Humanoid, Servant, Seven Knights Servant, Weak to Enuma Elish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シュタル</text:p>
          </table:table-cell>
          <table:table-cell office:value-type="string">
            <text:p>Goddess of Venus (金星の女神, Kinsei no Megami?)Inanna, Mistress of Heaven, Tohsaka Rin (遠坂凛, Tōsaka Rin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Servant, Seven Knights Servant, Weak to Enuma Elish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Enkid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ルキドゥ</text:p>
          </table:table-cell>
          <table:table-cell office:value-type="string">
            <text:p>Chains of Heaven (天の鎖, Ten no Kusari?), Kingu</text:p>
          </table:table-cell>
          <table:table-cell office:value-type="string">
            <text:p>Sky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Costume-Owning, Feminine Looking, Humanoid, Non-Hominidae Servant, Servant, Seven Knights Servant, Weak to Enuma Elish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Quetzalcoatl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ケツァル・コアトル</text:p>
          </table:table-cell>
          <table:table-cell office:value-type="string">
            <text:p>Feathered Serpent, Winged Serpent, Great Firebird of the Sun, Wind of Mesoamerica, Coatl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Immune to Pigify, King, Riding, Servant, Seven Knights Servant, Weak to Enuma Elish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Gilgamesh (Cas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ギルガメッシュ</text:p>
          </table:table-cell>
          <table:table-cell office:value-type="string">
            <text:p>Sovereign of Magic Wands (魔杖の支配者, Majō no Shihai-sha?)Sage King (賢王, Ken-ō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King, Loved One, Servant, Seven Knights Servant, Weak to Enuma Elish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Medusa (Lanc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メドゥーサ, アナ</text:p>
          </table:table-cell>
          <table:table-cell office:value-type="string">
            <text:p>Medousiana, Medusa Lily, Anna, Ana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Divine Spirit, Divinity, Humanoid, Non-Hominidae Servant, Servant, Seven Knights Servant, Weak to Enuma Elish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Gorg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ゴルゴーン</text:p>
          </table:table-cell>
          <table:table-cell office:value-type="string">
            <text:p>Medus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Humanoid, Non-Hominidae Servant, Servant, Weak to Enuma Elish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Jaguar Man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ジャガーマン</text:p>
          </table:table-cell>
          <table:table-cell office:value-type="string">
            <text:p>Jaguar Warrior (NA), Fujimura Taiga (藤村大河, Fujimura Taiga?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nimal Characteristics Servant, Divinity, Hominidae Servant, Humanoid, Living Human, Pseudo-Servant, Servant, Seven Knights Servant, Weak to Enuma Elish, Wild Beast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Merl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ーリン</text:p>
          </table:table-cell>
          <table:table-cell office:value-type="string">
            <text:p>Magus of Flower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Miyamoto Musash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宮本武蔵; 新免武蔵守藤原玄信</text:p>
          </table:table-cell>
          <table:table-cell office:value-type="string">
            <text:p>Flower of Tengen (天元の花, Tengen no Hana?), Shinmen Musashi no Kami Fujiwara no HarunobuBennosuke (弁之助), Niten Dōraku (二天道楽), Shinmen Takezō, DATA LOST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"The Old Man of the Mountain"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"山の翁"</text:p>
          </table:table-cell>
          <table:table-cell office:value-type="string">
            <text:p>King Hassan, First Hassan, Hassan-i Sabbah, Grand Assassi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Mysterious Heroine X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謎のヒロインＸ〔オルタ〕</text:p>
          </table:table-cell>
          <table:table-cell office:value-type="string">
            <text:p>MHX Alter, MHXA, Ecchan</text:p>
          </table:table-cell>
          <table:table-cell office:value-type="string">
            <text:p>Star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Hominidae Servant, Humanoid, King, Round Table Knight, Servant, Seven Knights Servant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James Moriart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ェームズ・モリアーティ</text:p>
          </table:table-cell>
          <table:table-cell office:value-type="string">
            <text:p>Archer of Shinjuku (新宿のアーチャー?), Professor Moriarty, The Napoléon of Crime, Sherlock Holmes Rival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EMIYA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エミヤ〔オルタ〕</text:p>
          </table:table-cell>
          <table:table-cell office:value-type="string">
            <text:p>Emiya Shirou (衛宮士郎, Emiya Shirō?), Detroit Emiya, Demiya, Edgemiya, Edgy Emiya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Hessian Lob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ヘシアン・ロボ</text:p>
          </table:table-cell>
          <table:table-cell office:value-type="string">
            <text:p>Avenger of Shinjuku (新宿のアヴェンジャー?), Rider of Shinjuku (新宿のライダー?), King of Currumpaw (Wolf), Hesse, headless knight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Fairy Tale Servant, Humanoid, Non-Hominidae Servant, Servant, Weak to Enuma Elish, Wild Beast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Yan Qi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燕青</text:p>
          </table:table-cell>
          <table:table-cell office:value-type="string">
            <text:p>Assassin of Shinjuku (新宿のアサシン?), Langzi (Wanderer / Prodigal), Ensei, Shinshin-san, Doppelgänge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Mount Liang, Servant, Seven Knights Servant, Weak to Enuma Elish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Arthur Pendragon (Prototyp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ーサー・ペンドラゴン〔プロトタイプ〕</text:p>
          </table:table-cell>
          <table:table-cell office:value-type="string">
            <text:p>Knight of Sky Silver, Proto Saber, Red Dragon, King of Knights, King Arthur, Artoriu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thur, Costume-Owning, Dragon, Hominidae Servant, Humanoid, King, Loved One, Riding, Round Table Knight, Servant, Seven Knights Servant, Weak to Enuma Elish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Hijikata Toshiz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土方歳三</text:p>
          </table:table-cell>
          <table:table-cell office:value-type="string">
            <text:p>Hijikata Toshizou, Demon of the Battlefield; Berserker of Bakumatsu Period; Vice Captain of Shinsengumi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Chach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茶々</text:p>
          </table:table-cell>
          <table:table-cell office:value-type="string">
            <text:p>Yodo-dono (淀殿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Meltryll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メルトリリス</text:p>
          </table:table-cell>
          <table:table-cell office:value-type="string">
            <text:p>Meltlilith, Alter Ego S, Artemis, Lotan, Sarasvati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Riding, Servant, Weak to Enuma Elish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Passionlip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パッションリップ</text:p>
          </table:table-cell>
          <table:table-cell office:value-type="string">
            <text:p>Alter Ego M, Parvati, Brynhildr, Durga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Servant, Weak to Enuma Elish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Suzuka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鈴鹿御前</text:p>
          </table:table-cell>
          <table:table-cell office:value-type="string">
            <text:p>Tate Eboshi, JK Saber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Weak to Enuma Elish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BB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Mysterious Black Magus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Immune to Pigify, Mechanical, Servant, Weak to Enuma Elish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Sesshōin Kia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殺生院キアラ</text:p>
          </table:table-cell>
          <table:table-cell office:value-type="string">
            <text:p>Sessyoin Kiara, Sesshouin Kiara, Demonic Bodhisattva, Last Prophet, Beast III/R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Servant, Weak to Enuma Elish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cheherazad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シェヘラザード</text:p>
          </table:table-cell>
          <table:table-cell office:value-type="string">
            <text:p>Caster of Nightless City (不夜城のキャスター?), Shahrazad (Persian)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Wu Zeti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武則天</text:p>
          </table:table-cell>
          <table:table-cell office:value-type="string">
            <text:p>Assassin of Nightless City (不夜城のアサシン?), Fūyā-chan, Nite Brite, Bu Sokute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King, Servant, Seven Knights Servant, Weak to Enuma Elish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Penthesil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ペンテシレイア</text:p>
          </table:table-cell>
          <table:table-cell office:value-type="string">
            <text:p>Berserker of El Dorado (エルドラドのバーサーカー?), Amazones CE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Servant, Seven Knights Servant, Weak to Enuma Elish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Christopher Columb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クリストファー・コロンブス</text:p>
          </table:table-cell>
          <table:table-cell office:value-type="string">
            <text:p>Rider of Resistance (レジスタンスのライダー?), Cristoforo Colombo, Cristóbal Colón, Cristóvão Colombo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Sherlock Holme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シャーロック・ホームズ</text:p>
          </table:table-cell>
          <table:table-cell office:value-type="string">
            <text:p>The One who Illuminates the Truth (真実を照らす者, Shinjitsu wo Terasu mono?), Holmes, Felp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Servant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Paul Bunyan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ポール・バニヤン</text:p>
          </table:table-cell>
          <table:table-cell office:value-type="string">
            <text:p>Berserker of Learning with Manga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hild Servant, Costume-Owning, Fairy Tale Servant, Giant, Hominidae Servant, Humanoid, Servant, Seven Knights Servant, Weak to Enuma Elish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Nero Claudius (Cas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ネロ・クラウディウス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Summer Mode Servant, Weak to Enuma Elish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Frankenstei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フランケンシュタイン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Riding, Servant, Seven Knights Servant, Summer Mode Servant, Weak to Enuma Elish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Nitocris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ニトクリス</text:p>
          </table:table-cell>
          <table:table-cell office:value-type="string">
            <text:p>Medjed (メジェド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Servant, Seven Knights Servant, Summer Mode Servant, Weak to Enuma Elish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Oda Nobunaga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織田信長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Summer Mode Servant, Weak to Enuma Elish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Artoria Pendragon (Rid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Maid Alter, Demonic Chief Maid, King of Maids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Summer Mode Servant, Weak to Enuma Elish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Helena Blavatsky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Minamoto no Raikō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源頼光</text:p>
          </table:table-cell>
          <table:table-cell office:value-type="string">
            <text:p>Minamoto no Yorimitsu, Minamoto no Raikou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Summer Mode Servant, Weak to Enuma Elish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Ishtar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イシュタル</text:p>
          </table:table-cell>
          <table:table-cell office:value-type="string">
            <text:p>Inanna, Mistress of Heaven, Tohsaka Rin (遠坂凛, Tōsaka Rin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Riding, Servant, Seven Knights Servant, Summer Mode Servant, Weak to Enuma Elish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Parvat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ルヴァティー</text:p>
          </table:table-cell>
          <table:table-cell office:value-type="string">
            <text:p>Par, Pārvatī, Matou Sakura (間桐桜, Matō Sakura?), Goddess Uma (烏摩妃, Umahi?), Loka Mata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Living Human, Pseudo-Servant, Servant, Seven Knights Servant, Weak to Enuma Elish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Tomoe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巴御前</text:p>
          </table:table-cell>
          <table:table-cell office:value-type="string">
            <text:p>Archer Inferno (アーチャー・インフェルノ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Servant, Seven Knights Servant, Weak to Enuma Elish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Mochizuki Chiyo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望月千代女</text:p>
          </table:table-cell>
          <table:table-cell office:value-type="string">
            <text:p>Assassin Paraíso (アサシン・パライソ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Hōzōin Inshu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宝蔵院胤舜</text:p>
          </table:table-cell>
          <table:table-cell office:value-type="string">
            <text:p>Houzouin Inshun, Lancer Purgatorio (ランサー・プルガトリオ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Male, Servant, Seven Knights Servant, Weak to Enuma Elish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Yagyū Munenori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柳生但馬守宗矩</text:p>
          </table:table-cell>
          <table:table-cell office:value-type="string">
            <text:p>Yagyuu Munenori, Ryūtan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Katō Danzō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加藤段蔵</text:p>
          </table:table-cell>
          <table:table-cell office:value-type="string">
            <text:p>Katou Danzou, Katou "Black Kite" Danzo, Flying Katou (飛び加藤, ???? ???ō), Kite Katou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emale, Hominidae Servant, Humanoid, Mechanical, Servant, Seven Knights Servant, Weak to Enuma Elish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Osakabehim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Mecha Eli-cha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</text:p>
          </table:table-cell>
          <table:table-cell office:value-type="string">
            <text:p>Magus Aegis Elizabeth Channe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Mecha Eli-chan Mk.II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Ⅱ号機</text:p>
          </table:table-cell>
          <table:table-cell office:value-type="string">
            <text:p>Magus Aegis Elizabeth Channel II, MK.II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Circ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キルケー</text:p>
          </table:table-cell>
          <table:table-cell office:value-type="string">
            <text:p>Caster of Okeanos (オケアノスのキャスター?), Falcon Witch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Levitating Servant, Servant, Seven Knights Servant, Weak to Enuma Elish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Nez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哪吒</text:p>
          </table:table-cell>
          <table:table-cell office:value-type="string">
            <text:p>Nata, Nataku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umanoid, Levitating Servant, Mechanical, Non-Hominidae Servant, Servant, Seven Knights Servant, Weak to Enuma Elish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Queen of Sheb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シバの女王</text:p>
          </table:table-cell>
          <table:table-cell office:value-type="string">
            <text:p>Caster of Midrash (ミドラーシュのキャスター?), Bilqis, Makeda, Titub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Abigail William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</text:p>
          </table:table-cell>
          <table:table-cell office:value-type="string">
            <text:p>The Key to the Gate, Sut-Typhon, Yog-Sothoth, All-in-One, One-in-All, Abb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Threat to Humani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Ereshkigal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エレシュキガル</text:p>
          </table:table-cell>
          <table:table-cell office:value-type="string">
            <text:p>The Goddess of the Netherworld, Tohsaka Rin (遠坂凛, Tōsaka Rin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King, Pseudo-Servant, Servant, Seven Knights Servant, Weak to Enuma Elish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Altera the San(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アルテラ・ザ・サン〔タ〕</text:p>
          </table:table-cell>
          <table:table-cell office:value-type="string">
            <text:p>Attila Santa, Etzel, Santera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numa Elish Nullification, Hominidae Servant, Humanoid, King, Riding, Servant, Seven Knights Servant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Katsushika Hokusa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Toto-sama, Extraterrestrial Octopus, Darusen, The Old Man Mad About Art Manji (画狂老人卍, Gakyō Rōjin Manji?, Last renamed name), Cthulhu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Semiram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セミラミス</text:p>
          </table:table-cell>
          <table:table-cell office:value-type="string">
            <text:p>Empress of Assyria (アッシリアの女帝, Asshiria no Jotei?)Assassin of Red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Servant, Seven Knights Servant, Weak to Enuma Elish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Asagami Fujino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浅上藤乃</text:p>
          </table:table-cell>
          <table:table-cell office:value-type="string">
            <text:p>Fujino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, Seven Knights Servant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Anastasi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ナスタシア</text:p>
          </table:table-cell>
          <table:table-cell office:value-type="string">
            <text:p>Anastasia Nikolaevna Romanova, Grand Duchess of Russia, Grand Duchess of the Beast Nation (獣国の皇女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Atalanta (Al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タランテ〔オルタ〕</text:p>
          </table:table-cell>
          <table:table-cell office:value-type="string">
            <text:p>Nyalte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Servant, Seven Knights Servant, Weak to Enuma Elish, Wild Beast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Avicebro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ヴィケブロン</text:p>
          </table:table-cell>
          <table:table-cell office:value-type="string">
            <text:p>Golem Master (ゴーレムマスター, Gōremu Masutā?)Solomon ibn Gabirol, Caster of Black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Antonio Salieri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アントニオ・サリエリ</text:p>
          </table:table-cell>
          <table:table-cell office:value-type="string">
            <text:p>Man in Gre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Weak to Enuma Elish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Ivan the Terribl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ヴァン雷帝</text:p>
          </table:table-cell>
          <table:table-cell office:value-type="string">
            <text:p>Ivan Vasilyevich; Ivan Grozny; Thunderous Emperor; Ivan IV; Ivan the Formidable; Ivan the Fearsome; Grand Prince of Moscow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Animal Characteristics Servant, Giant, Hominidae Servant, Humanoid, King, Riding, Servant, Seven Knights Servant, Weak to Enuma Elish, Wild Beast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Achille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キレウス</text:p>
          </table:table-cell>
          <table:table-cell office:value-type="string">
            <text:p>The Swift Hero (駿足の英雄, Shunsoku no Eiyū?)Rider of Red, Achilleus, Akhilles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Chir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ケイローン</text:p>
          </table:table-cell>
          <table:table-cell office:value-type="string">
            <text:p>Great Sage of Centaurs (ケンタウロスの大賢者, Kentaurosu no Dai Kenja?)Archer of Black, Kheiro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Divine Spirit, Divinity, Greek Mythology Male, Humanoid, Non-Hominidae Servant, Servant, Seven Knights Servant, Weak to Enuma Elish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ieg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ジーク</text:p>
          </table:table-cell>
          <table:table-cell office:value-type="string">
            <text:p>Homunculus, Detached and Kind Dragon, Evil Dragon Fafni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Okita Sōji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Majin Saber (魔人神セイバー?), Okita Souji (Alter), Majin - Okita Sōji, Devil Okita Sōji Alternative (魔人神・沖田総司オルタナティブ), 煉獄オルタ (Rengoku Alter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Artoria Face, Costume-Owning, Hominidae Servant, Humanoid, Loved One, Servant, Shinsengumi Servant, Weak to Enuma Elish</text:p>
          </table:table-cell>
          <table:table-cell office:value-type="string">
            <text:p>QQABB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Okada Izō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岡田以蔵</text:p>
          </table:table-cell>
          <table:table-cell office:value-type="string">
            <text:p>Manslayer Izō (人斬り以蔵, Hitokiri Izō?), Okada Izou, Ghost of Tosa, Dā Oka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Male, Servant, Seven Knights Servant, Weak to Enuma Elish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Sakamoto Ryōm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本龍馬</text:p>
          </table:table-cell>
          <table:table-cell office:value-type="string">
            <text:p>Oryō (お竜?), Hero of Reformation (維新の英雄, Ishin no Eiyū?), Sakamoto Ryoum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Napolé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ナポレオン</text:p>
          </table:table-cell>
          <table:table-cell office:value-type="string">
            <text:p>Man of Possibilities (可能性の男, Kanōsei no Otoko?)Napoléon Bonaparte (ナポレオン・ボナパルト), Napoléon I, Emperor of the French, King of Italy, Good Fellow of Everlasting Flame (消えぬ炎の快男児?)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Servant, Seven Knights Servant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igurd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グルド</text:p>
          </table:table-cell>
          <table:table-cell office:value-type="string">
            <text:p>Siegfried, King of Warriors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Divinity, Dragon, Hominidae Servant, Humanoid, Loved One, Riding, Servant, Seven Knights Servant, Weak to Enuma Elish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Valkyri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ワルキューレ</text:p>
          </table:table-cell>
          <table:table-cell office:value-type="string">
            <text:p>Daughters of the Great God (大神の娘たち?), ヴァルキリー, Walküre, Ortlinde, Hildr, Thrúd (Þrúðr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Servant, Seven Knights Servant, Valkyrie (Trait), Weak to Enuma Elish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Scáthach-Skað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スカサハ＝スカディ</text:p>
          </table:table-cell>
          <table:table-cell office:value-type="string">
            <text:p>スカサハ＝スカジ, Scathach=Skadi, Scáthach (Caster), Skadi, Queen of Ice and Snow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Immune to Pigify, King, Non-Hominidae Servant, Servant, Seven Knights Servant, Weak to Enuma Elish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Jeanne d'Arc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ャンヌ・ダルク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Ibaraki Dōji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茨木童子</text:p>
          </table:table-cell>
          <table:table-cell office:value-type="string">
            <text:p>Ibaraki-Douji (Lancer), Banana Oni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Summer Mode Servant, Weak to Enuma Elish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Ushiwakamaru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Fairy Tale Servant, Genji, Hominidae Servant, Humanoid, Loved One, Riding, Servant, Seven Knights Servant, Summer Mode Servant, Weak to Enuma Elish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Jeanne d'Arc (Berserker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ジャンヌ・ダルク〔オルタ〕</text:p>
          </table:table-cell>
          <table:table-cell office:value-type="string">
            <text:p>Summer Jalter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BB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BB (SSR), BB (Pele), BB-thotep, Nyarlathotep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xistence Outside the Domain, Giant, Goddess Servant, Immune to Pigify, Mechanical, Non-Hominidae Servant, Servant, Summer Mode Servant, Super Large, Weak to Enuma Elish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Queen Medb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女王メイヴ</text:p>
          </table:table-cell>
          <table:table-cell office:value-type="string">
            <text:p>Medb (Saber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Summer Mode Servant, Weak to Enuma Elish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Mysterious Heroine XX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謎のヒロインＸＸ</text:p>
          </table:table-cell>
          <table:table-cell office:value-type="string">
            <text:p>MHXX, Mysterious Heroine X (Foreigner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Loved One, Riding, Servant, Summer Mode Servant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Diarmuid Ua Duibhne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ルムッド・オディナ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Sitonai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lter Ego</text:p>
          </table:table-cell>
          <table:table-cell office:value-type="string">
            <text:p>シトナイ</text:p>
          </table:table-cell>
          <table:table-cell office:value-type="string">
            <text:p>Illyasviel von Einzbern, Freyja, Louhi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Divinity, Fairy Tale Servant, Hominidae Servant, Humanoid, Illya, Immune to Pigify, Pseudo-Servant, Servant, Weak to Enuma Elish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huten Dōji (Cas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酒呑童子</text:p>
          </table:table-cell>
          <table:table-cell office:value-type="string">
            <text:p>Magifender Girl Oni Cure (護法少女・鬼救阿, Gohō Shōjo Onikyua?), Dharmapala Girl Oni Cure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Divinity, Dragon, Female, Humanoid, Non-Hominidae Servant, Oni, Servant, Seven Knights Servant, Shuten Dōji (Trait), Weak to Enuma Elish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Xiang Y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項羽</text:p>
          </table:table-cell>
          <table:table-cell office:value-type="string">
            <text:p>Kuaiji Zero, 西楚霸王, Xī Chǔ Bà Wáng, Kō U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Mechanical, Servant, Seven Knights Servant, Weak to Enuma Elish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Lanling Wa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蘭陵王</text:p>
          </table:table-cell>
          <table:table-cell office:value-type="string">
            <text:p>Prince of Lan Ling, Lan Ling Wang, Ran-ryō Ō, Gao Changgong (高長恭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Servant, Seven Knights Servant, Weak to Enuma Elish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Qin Liangy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秦良玉</text:p>
          </table:table-cell>
          <table:table-cell office:value-type="string">
            <text:p>Shin Ryō-Gyoku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Shi Huang D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始皇帝</text:p>
          </table:table-cell>
          <table:table-cell office:value-type="string">
            <text:p>First Emperor, Qin Shi Huang (秦始皇?), Ying Zheng (嬴政?), Zheng, the King of Qin  (秦王政?), the Son of Heaven, Shikoutei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Hominidae Servant, Humanoid, Immune to Pigify, King, Servant, Weak to Enuma Elish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Consort Yu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, Gussama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Weak to Enuma Elish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Red Ha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赤兎馬</text:p>
          </table:table-cell>
          <table:table-cell office:value-type="string">
            <text:p>Sekitoba (セキトバ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Humanoid, Loved One, Non-Hominidae Servant, Riding, Servant, Seven Knights Servant, Weak to Enuma Elish, Wild Beast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Bradamant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ブラダマンテ</text:p>
          </table:table-cell>
          <table:table-cell office:value-type="string">
            <text:p>Bradamant, Paladin of the White Feather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Quetzalcoatl (Samba/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ケツァル・コアトル〔サンバ／サンタ〕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Immune to Pigify, King, Servant, Weak to Enuma Elish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Beni-En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紅閻魔; 舌斬り雀の紅閻魔</text:p>
          </table:table-cell>
          <table:table-cell office:value-type="string">
            <text:p>Tongue-Cut Sparrow Benienma, Crimson Vermillion Beni-Enma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hild Servant, Fairy Tale Servant, Humanoid, Levitating Servant, Non-Hominidae Servant, Oni, Servant, Seven Knights Servant, Weak to Enuma Elish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Li Shuwen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李書文</text:p>
          </table:table-cell>
          <table:table-cell office:value-type="string">
            <text:p>Royal Guard Chief (衛士長, Ēshi-chō?); Massage Expert (按摩の達人, Anma no Tatsujin?), Old Li, Security Guard (警備員, Kēbiin?), Captain of the Guard (NA), Li Shuwen of No Second Strike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Miyu Edelfel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美遊・エーデルフェルト; 朔月美遊</text:p>
          </table:table-cell>
          <table:table-cell office:value-type="string">
            <text:p>Sakatsuki Miyu (朔月美遊?), Emiya Miyu (衛宮美遊?), Child of God (神稚児, Kami Chigo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Murasaki Shikib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Kingprote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キングプロテア</text:p>
          </table:table-cell>
          <table:table-cell office:value-type="string">
            <text:p>Alter Ego G, Tiamat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ivinity, Giant, Humanoid, Immune to Pigify, Mechanical, Non-Hominidae Servant, Servant, Super Large, Weak to Enuma Elish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Ka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カーマ</text:p>
          </table:table-cell>
          <table:table-cell office:value-type="string">
            <text:p>Kamadeva (カーマデーヴァ?), Matou Sakura (間桐桜, Matō Sakura?), Beast III/L</text:p>
          </table:table-cell>
          <table:table-cell office:value-type="string">
            <text:p>Sky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Pseudo-Servant, Riding, Servant, Seven Knights Servant, Weak to Enuma Elish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Sima Yi (Reines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司馬懿〔ライネス〕</text:p>
          </table:table-cell>
          <table:table-cell office:value-type="string">
            <text:p>Reines El-Melloi Archisorte (ライネス・エルメロイ・アーチゾルテ?), Sima Zhongd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iving Human, Pseudo-Servant, Riding, Servant, Seven Knights Servant, Weak to Enuma Elish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stra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アストライア</text:p>
          </table:table-cell>
          <table:table-cell office:value-type="string">
            <text:p>Luviagelita Edelfelt (ルヴィアゼリッタ・エーデルフェルト?), Lady Justice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Pseudo-Servant, Roman, Servant, Weak to Enuma Elish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Gra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グレイ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Living Human, Round Table Knight, Servant, Seven Knights Servant, Weak to Enuma Elish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Jinako Carigi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Moon Cancer</text:p>
          </table:table-cell>
          <table:table-cell office:value-type="string">
            <text:p>大いなる石像神; ジナコ＝カリギリ</text:p>
          </table:table-cell>
          <table:table-cell office:value-type="string">
            <text:p>Ganesha (ガネーシャ?), Great Statue God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Obstacle Maker, Pseudo-Servant, Riding, Servant, Weak to Enuma Elish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akshmiba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クシュミー・バーイー</text:p>
          </table:table-cell>
          <table:table-cell office:value-type="string">
            <text:p>Lakshmi Bai, Rani of Jhansi, Jeanne d'Arc of India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Divinity, Hominidae Servant, Humanoid, Riding, Servant, Seven Knights Servant, Stout Defender, Weak to Enuma Elish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William Tel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ウィリアム・テル</text:p>
          </table:table-cell>
          <table:table-cell office:value-type="string">
            <text:p>Wilhelm Tell, Guillermo Tell, Guillaume Tel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Fairy Tale Servant, Hominidae Servant, Humanoid, Loved One, Servant, Seven Knights Servant, Weak to Enuma Elish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Arjuna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ジュナ〔オルタ〕</text:p>
          </table:table-cell>
          <table:table-cell office:value-type="string">
            <text:p>Deified Arjuna (神たるアルジュナ?), The Final Dark God (黒き最後の神?)</text:p>
          </table:table-cell>
          <table:table-cell office:value-type="string">
            <text:p>Sky</text:p>
          </table:table-cell>
          <table:table-cell office:value-type="string">
            <text:p>Lawful Good &amp; Evil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ominidae Servant, Humanoid, Immune to Pigify, Levitating Servant, Servant, Seven Knights Servant, Weak to Enuma Elish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Aśvatthām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アシュヴァッターマン</text:p>
          </table:table-cell>
          <table:table-cell office:value-type="string">
            <text:p>Aśvatthāmā, Ashwatthama, Drauni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Immune to Pigify, Loved One, Servant, Seven Knights Servant, Weak to Enuma Elish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Asclepi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アスクレピオス</text:p>
          </table:table-cell>
          <table:table-cell office:value-type="string">
            <text:p>God of Medicine, Hepius, Esculápio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ity, Greek Mythology Male, Hominidae Servant, Humanoid, Servant, Seven Knights Servant, Weak to Enuma Elish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Demon King Nobuna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織田信長; 織田吉法師; 魔王信長</text:p>
          </table:table-cell>
          <table:table-cell office:value-type="string">
            <text:p>Oda Nobunaga (Avenger); Oda Kippōshi; Maou Nobunaga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King, Nobunaga, Servant, Weak to Enuma Elish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Mori Nagayoshi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森長可</text:p>
          </table:table-cell>
          <table:table-cell office:value-type="string">
            <text:p>Demon Musashi (鬼武蔵, Oni Musashi?), Mori-kun</text:p>
          </table:table-cell>
          <table:table-cell office:value-type="string">
            <text:p>Man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Nagao Kagetor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長尾景虎</text:p>
          </table:table-cell>
          <table:table-cell office:value-type="string">
            <text:p>Uesugi Kenshin (上杉謙信?), Dragon of Echigo (越後の龍?), Lancer of Eight Flowers (八華のランサー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Weak to Enuma Elish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Leonardo Da Vinci (Rid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レオナルド・ダ・ヴィンチ</text:p>
          </table:table-cell>
          <table:table-cell office:value-type="string">
            <text:p>Da Vinci Lily, Loli Vinci, Gran Cavallo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Costume-Owning, Enuma Elish Nullification, Hominidae Servant, Humanoid, Riding, Servant, Seven Knights Servant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Jason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イアソン</text:p>
          </table:table-cell>
          <table:table-cell office:value-type="string">
            <text:p>Leader of the Argonauts (アルゴナウタイの長?), Hero Scout, Aeson, Jasã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Paris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Archer</text:p>
          </table:table-cell>
          <table:table-cell office:value-type="string">
            <text:p>パリ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hild Servant, Greek Mythology Male, Hominidae Servant, Humanoid, Loved One, Servant, Seven Knights Servant, Weak to Enuma Elish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Gareth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Lancer</text:p>
          </table:table-cell>
          <table:table-cell office:value-type="string">
            <text:p>ガレス</text:p>
          </table:table-cell>
          <table:table-cell office:value-type="string">
            <text:p>Guerrehet, Beaumains (Beautiful Hands), Gareth the Gentl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Bartholomew Roberts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バーソロミュー・ロバーツ</text:p>
          </table:table-cell>
          <table:table-cell office:value-type="string">
            <text:p>Black Bart, Salazar?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Chen Gong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Caster</text:p>
          </table:table-cell>
          <table:table-cell office:value-type="string">
            <text:p>陳宮</text:p>
          </table:table-cell>
          <table:table-cell office:value-type="string">
            <text:p>Chén gōng, 公臺, Gongtai, Chinkyū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Male, Servant, Seven Knights Servant, Weak to Enuma Elish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Charlotte Corday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Assassin</text:p>
          </table:table-cell>
          <table:table-cell office:value-type="string">
            <text:p>シャルロット・コルデー</text:p>
          </table:table-cell>
          <table:table-cell office:value-type="string">
            <text:p>Angel of Assassination (暗殺の天使, Ansatsu no Tenshi?), Marie-Anne Charlotte Corday d'Armont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alome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Berserker</text:p>
          </table:table-cell>
          <table:table-cell office:value-type="string">
            <text:p>サロメ</text:p>
          </table:table-cell>
          <table:table-cell office:value-type="string">
            <text:p>Salomé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Miyamoto Musash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宮本武蔵; 新免武蔵守藤原玄信</text:p>
          </table:table-cell>
          <table:table-cell office:value-type="string">
            <text:p>Shinmen Musashi no Kami Fujiwara no HarunobuMiyamoto Iori (宮本伊織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Summer Mode Servant, Weak to Enuma Elish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Osakabehime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Weak to Enuma Elish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Carmilla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ーミラ</text:p>
          </table:table-cell>
          <table:table-cell office:value-type="string">
            <text:p>Mistress C (ミストレス・Ｃ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Katsushika Hokusai (Sab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Dragon-Crested Octopus, Darusen, The Old Man Mad About Art Manji (画狂老人卍, Gakyō Rōjin Manji?, Last renamed name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Threat to Humanity, Weak to Enuma Elish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Artoria Pendragon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ルトリア･ペンドラゴン</text:p>
          </table:table-cell>
          <table:table-cell office:value-type="string">
            <text:p>Artoria Ruler, Bunny King, Summer Lion King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nimal Characteristics Servant, Arthur, Artoria Face, Dragon, Hominidae Servant, Humanoid, King, Round Table Knight, Servant, Summer Mode Servant, Weak to Enuma Elish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Mysterious Alter Ego Λ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謎のアルターエゴ・Λ; ラムダリリス</text:p>
          </table:table-cell>
          <table:table-cell office:value-type="string">
            <text:p>Mysterious Alter Ego Lambda, Lambdaryllis, Meltryllis (Lancer), Leviathan, Cruel Swim Tutu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Goddess Servant, Humanoid, Immune to Pigify, Mechanical, Non-Hominidae Servant, Riding, Servant, Seven Knights Servant, Summer Mode Servant, Weak to Enuma Elish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Okita J Sōj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オキタ・Ｊ・ソウジ, 沖田総司</text:p>
          </table:table-cell>
          <table:table-cell office:value-type="string">
            <text:p>Okita Jet Sōji, Okita Sōji (Assassin)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rtoria Face, Existence Outside the Domain, Hominidae Servant, Humanoid, Servant, Seven Knights Servant, Shinsengumi Servant, Summer Mode Servant, Weak to Enuma Elish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Space 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スペース・イシュタル</text:p>
          </table:table-cell>
          <table:table-cell office:value-type="string">
            <text:p>Ashtart, Ishtar, Ishtar-Ashtart, Ashtoreth, Ishtarin</text:p>
          </table:table-cell>
          <table:table-cell office:value-type="string">
            <text:p>Star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numa Elish Nullification, Humanoid, Immune to Pigify, Non-Hominidae Servant, Servant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Calamity Jan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カラミティ・ジェーン</text:p>
          </table:table-cell>
          <table:table-cell office:value-type="string">
            <text:p>Martha Jane Canary, Martha Jane Cannary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stolfo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, Sailor Paladin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Animal Characteristics Servant, Feminine Looking, Hominidae Servant, Humanoid, Riding, Servant, Seven Knights Servant, Weak to Enuma Elish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Nightingale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 (フローレンス・ナイチンゲール), Mercédès, The White Cloth of Steel, The Lady with the Lamp.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Super Ori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超人オリオン</text:p>
          </table:table-cell>
          <table:table-cell office:value-type="string">
            <text:p>Orion, Superhuman Orion, Grand Arche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Loved One, Servant, Seven Knights Servant, Weak to Enuma Elish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Mandricard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ンドリカルド</text:p>
          </table:table-cell>
          <table:table-cell office:value-type="string">
            <text:p>Rodomonte, My Frien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King, Loved One, Riding, Servant, Seven Knights Servant, Weak to Enuma Elish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Europ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ウロペ</text:p>
          </table:table-cell>
          <table:table-cell office:value-type="string">
            <text:p>Europe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Riding, Servant, Seven Knights Servant, Weak to Enuma Elish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Yang Guife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楊貴妃</text:p>
          </table:table-cell>
          <table:table-cell office:value-type="string">
            <text:p>Yang Yuhuan (楊玉環?), Cthugha, Youkihi, Yuyu, Taizhen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Sei Shōnag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清少納言</text:p>
          </table:table-cell>
          <table:table-cell office:value-type="string">
            <text:p>Sparkling Archer (キラキラのアーチャー?), Nagiko-san (なぎこさん?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Odysseu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デュッセウス</text:p>
          </table:table-cell>
          <table:table-cell office:value-type="string">
            <text:p>Ulysses, Vlixes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Dioscu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オスクロイ</text:p>
          </table:table-cell>
          <table:table-cell office:value-type="string">
            <text:p>Dioskouroi, the Gemini Twins, Castor &amp; Pollux (カストロ &amp; ポルクス?)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Argo-Related, Divine Spirit, Divinity, Feminine Looking, Hominidae Servant, Humanoid, Immune to Pigify, Loved One, Riding, Servant, Seven Knights Servant, Weak to Enuma Elish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Caeni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カイニス</text:p>
          </table:table-cell>
          <table:table-cell office:value-type="string">
            <text:p>Caeneus, Poseidon's Proxy, Golden Caenis(黄金のカイニス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Servant, Seven Knights Servant, Weak to Enuma Elish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Romulus-Quirinu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ロムルス＝クィリヌス</text:p>
          </table:table-cell>
          <table:table-cell office:value-type="string">
            <text:p>Romulus, Quirinus, Romulus=Quirinus, The Divine Ancestor, King of Nation Building, Roma, Grand Lancer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ivine Spirit, Divinity, Humanoid, Immune to Pigify, Non-Hominidae Servant, Roman, Servant, Seven Knights Servant, Weak to Enuma Elish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Voyag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ボイジャー</text:p>
          </table:table-cell>
          <table:table-cell office:value-type="string">
            <text:p>Voyager 1, Little Prince, Pran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Enuma Elish Nullification, Existence Outside the Domain, Fairy Tale Servant, Humanoid, Levitating Servant, Non-Hominidae Servant, Servant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Kijyo Kōyō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鬼女紅葉</text:p>
          </table:table-cell>
          <table:table-cell office:value-type="string">
            <text:p>Momiji (紅葉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ragon, Humanoid, Non-Hominidae Servant, Oni, Servant, Seven Knights Servant, Weak to Enuma Elish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Utsumi Erice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宇津見エリセ</text:p>
          </table:table-cell>
          <table:table-cell office:value-type="string">
            <text:p>Erichi (エリち?), Grim Reaper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even Knights Servant, Weak to Enuma Elish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Artoria Cast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アルトリア・キャスター</text:p>
          </table:table-cell>
          <table:table-cell office:value-type="string">
            <text:p>Altria Caster; Castoria; Artoria Avalon (アルトリア・アヴァロン?)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Humanoid, Non-Hominidae Servant, Round Table Knight, Servant, Seven Knights Servant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Sesshōin Kiara (Moon C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殺生院キアラ</text:p>
          </table:table-cell>
          <table:table-cell office:value-type="string">
            <text:p>Yaobikuni (八百比丘尼?), Sessyoin Kiara, Sesshouin Kiara, Shen Kiara (蜃・キアラ?)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Goddess Servant, Humanoid, Non-Hominidae Servant, Servant, Summer Mode Servant, Weak to Enuma Elish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Illyasviel von Einzbern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Illya, Living Human, Servant, Seven Knights Servant, Summer Mode Servant, Weak to Enuma Elish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Brynhildr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Consort Yu (Lanc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Summer Mode Servant, Weak to Enuma Elish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Abigail Williams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〔夏〕</text:p>
          </table:table-cell>
          <table:table-cell office:value-type="string">
            <text:p>The Key to the Gate, Sut-Typhon, Yog-Sothoth, All-in-One, One-in-All, Abby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Summer Mode Servant, Threat to Humanity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Tomoe Goze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巴御前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Riding, Servant, Seven Knights Servant, Summer Mode Servant, Weak to Enuma Elish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Murasaki Shikibu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Summer Mode Servant, Weak to Enuma Elish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Himik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卑弥呼</text:p>
          </table:table-cell>
          <table:table-cell office:value-type="string">
            <text:p>Shingi Waō (親魏倭王?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Weak to Enuma Elish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aitō Hajim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斎藤一</text:p>
          </table:table-cell>
          <table:table-cell office:value-type="string">
            <text:p>Hajime-chan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Shinsengumi Servant, Weak to Enuma Elish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Oda Nobukatsu</text:p>
          </table:table-cell>
          <table:table-cell office:value-type="string">
            <text:p>1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織田信勝</text:p>
          </table:table-cell>
          <table:table-cell office:value-type="string">
            <text:p>Oda Nobuyuki, Kattsu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Van Gog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ヴァン・ゴッホ</text:p>
          </table:table-cell>
          <table:table-cell office:value-type="string">
            <text:p>Vincent Van Gogh (ヴィンセント・ヴァン・ゴッホ?), Clytie (クリュティエ?), Clytie-Van Gogh (クリュティエ＝ヴァン・ゴッホ?), Vulthoom, Gsarthotegg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Ne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ネモ</text:p>
          </table:table-cell>
          <table:table-cell office:value-type="string">
            <text:p>Captain Nemo, Captain, Prince, Nameless, Prince Dakkar, Triton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e Spirit, Divinity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Ashiya Dōm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蘆屋道満</text:p>
          </table:table-cell>
          <table:table-cell office:value-type="string">
            <text:p>Dōma Hōshi (道摩法師?), Beautiful Carnivore, DOMAN, Manbo-chan, Limbo (リンボ?), Rakshasa King - Skull Eboshi Ashiya Dōman (羅刹王・髑髏烏帽子蘆屋道満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Costume-Owning, Demonic, Divinity, Humanoid, Immune to Pigify, Non-Hominidae Servant, Servant, Weak to Enuma Elish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Watanabe no Tsun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渡辺綱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Ibuki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伊吹童子</text:p>
          </table:table-cell>
          <table:table-cell office:value-type="string">
            <text:p>Shuten Dōji, Ibuki Douji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Riding, Servant, Seven Knights Servant, Weak to Enuma Elish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Vrit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リトラ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e Spirit, Dragon, Humanoid, Immune to Pigify, Levitating Servant, Non-Hominidae Servant, Obstacle Maker, Servant, Seven Knights Servant, Weak to Enuma Elish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Karn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カルナ〔サンタ〕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Senji Muramas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千子村正</text:p>
          </table:table-cell>
          <table:table-cell office:value-type="string">
            <text:p>Sengo Muramasa, Emiya Shirō (衛宮士郎, Emiya Shirō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Pseudo-Servant, Servant, Seven Knights Servant, Weak to Enuma Elish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Taira no Kagekiy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平景清</text:p>
          </table:table-cell>
          <table:table-cell office:value-type="string">
            <text:p>Kurō Hōgan Yoshitsune (九郎判官義経?), Minamoto no Yoshitsune (源義経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Feminine Looking, Genji, Hominidae Servant, Humanoid, Loved One, Servant, Weak to Enuma Elish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Kiichi Hōge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鬼一法眼</text:p>
          </table:table-cell>
          <table:table-cell office:value-type="string">
            <text:p>Kiichi Hougen, Oniichi Hōgen, Sōjōbō, Soujoubou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emonic, Feminine Looking, Humanoid, Immune to Pigify, Non-Hominidae Servant, Servant, Seven Knights Servant, Weak to Enuma Elish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Amor (Caren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ムール〔カレン〕; アムール; カレン・C・オルテンシア; ゴッドカレン; デビルカレン</text:p>
          </table:table-cell>
          <table:table-cell office:value-type="string">
            <text:p>Caren C. Hortensia, Amor, God Caren, Devil Care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Immune to Pigify, Living Human, Pseudo-Servant, Roman, Servant, Weak to Enuma Elish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Galate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ガラテア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umanoid, Mechanical, Non-Hominidae Servant, Servant, Seven Knights Servant, Weak to Enuma Elish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iss Cra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ミス・クレーン</text:p>
          </table:table-cell>
          <table:table-cell office:value-type="string">
            <text:p>Tsurume-no-Kimi (鶴女の君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Fairy Tale Servant, Humanoid, Non-Hominidae Servant, Servant, Seven Knights Servant, Weak to Enuma Elish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Mysterious Idol X (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謎のアイドルＸ〔オルタ〕</text:p>
          </table:table-cell>
          <table:table-cell office:value-type="string">
            <text:p>MIXA, Ex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Round Table Knight, Servant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Morg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モルガン</text:p>
          </table:table-cell>
          <table:table-cell office:value-type="string">
            <text:p>Morgana le Fae (モルガン・ル・フェ?), Morgan le Fay, Vivian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oria Face, Costume-Owning, Fae, Humanoid, King, Non-Hominidae Servant, Servant, Seven Knights Servant, Weak to Enuma Elish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Barghest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妖精騎士ガウェイン; バーゲスト</text:p>
          </table:table-cell>
          <table:table-cell office:value-type="string">
            <text:p>Tam Lin Gawain (NA), Faerie Knight Gawain, Bage-ko (バゲ子?), Demon Hound Barghes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Weak to Enuma Elish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Baobhan Sith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妖精騎士トリスタン; バーヴァン・シー</text:p>
          </table:table-cell>
          <table:table-cell office:value-type="string">
            <text:p>Tam Lin Tristan (NA), Faerie Knight Tristan, Lady Spinel, Baa'van see, Tori-ko (トリ子）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even Knights Servant, Weak to Enuma Elish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élusi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妖精騎士ランスロット; メリュジーヌ</text:p>
          </table:table-cell>
          <table:table-cell office:value-type="string">
            <text:p>Tam Lin Lancelot (NA), Faerie Knight Lancelot, Albion (アルビオン?), Albion's Remnant, Melu-ko (メリュ子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Dragon, Enuma Elish Nullification, Fae, Fairy Tale Servant, Humanoid, Immune to Pigify, Loved One, Non-Hominidae Servant, Servant, Seven Knights Servant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Perciva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シヴァル</text:p>
          </table:table-cell>
          <table:table-cell office:value-type="string">
            <text:p>Holy Knight of the Dove (白鳩の聖なる騎士?)Percival of the White Light, Percival the Might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Koyanskaya of Ligh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光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string">
            <text:p>Beast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ity, Humanoid, Non-Hominidae Servant, Riding, Servant, Seven Knights Servant, Weak to Enuma Elish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Habetrot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ハベトロット</text:p>
          </table:table-cell>
          <table:table-cell office:value-type="string">
            <text:p>Habenyan, Habbycat, Habemeow, Totorot (トトロット, Totorotto?); The First Tam Lin (最初の妖精騎士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Fae, Fairy Tale Servant, Humanoid, Levitating Servant, Loved One, Non-Hominidae Servant, Riding, Servant, Seven Knights Servant, Weak to Enuma Elish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Ober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オベロン</text:p>
          </table:table-cell>
          <table:table-cell office:value-type="string">
            <text:p>Faerie King (妖精王?);Oberon Vortigern (オベロン・ヴォーティガーン?);Insect of the Abyss (奈落の虫?); Abyssal Worm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ragon, Enuma Elish Nullification, Fae, Humanoid, King, Non-Hominidae Servant, Riding, Servant, Threat to Humanity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Okita Sōji (Sab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Rengoku (煉獄?), Majin - Okita Sōji, Okita Souji Alter (Saber), Majin Saber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Artoria Face, Feminine Looking, Hominidae Servant, Humanoid, Servant, Seven Knights Servant, Shinsengumi Servant, Summer Mode Servant, Weak to Enuma Elish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Anastasia &amp; Viy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ナスタシア＆ヴィイ</text:p>
          </table:table-cell>
          <table:table-cell office:value-type="string">
            <text:p>Anastasia (Archer)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Charlotte Corday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シャルロット・コルデー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Leonardo Da Vinci (Rul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レオナルド・ダ・ヴィンチ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hild Servant, Enuma Elish Nullification, Hominidae Servant, Humanoid, Riding, Servant, Summer Mode Servant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Kama (Aveng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カーマ</text:p>
          </table:table-cell>
          <table:table-cell office:value-type="string">
            <text:p>Mara (マーラ?)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ivinity, Hominidae Servant, Humanoid, Immune to Pigify, Pseudo-Servant, Riding, Servant, Summer Mode Servant, Weak to Enuma Elish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Caenis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イニ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Riding, Servant, Seven Knights Servant, Summer Mode Servant, Weak to Enuma Elish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Sei Shōnagon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清少納言</text:p>
          </table:table-cell>
          <table:table-cell office:value-type="string">
            <text:p>Nagiko-san (なぎこさん?)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Jacques de Mola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ジャック・ド・モレー</text:p>
          </table:table-cell>
          <table:table-cell office:value-type="string">
            <text:p>Shub-Niggurath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Zenobi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ゼノビア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Elizabeth Báthory (Cinderell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エリザベート・バートリー〔シンデレラ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ragon, Fairy Tale Servant, Hominidae Servant, Humanoid, Riding, Servant, Seven Knights Servant, Weak to Enuma Elish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Izumo no Okun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出雲阿国</text:p>
          </table:table-cell>
          <table:table-cell office:value-type="string">
            <text:p>Zan Zaburō (斬ザブロー?), Izumo-no-Okun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umanoid, Servant, Seven Knights Servant, Weak to Enuma Elish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Mysterious Ranmaru X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venger</text:p>
          </table:table-cell>
          <table:table-cell office:value-type="string">
            <text:p>謎の蘭丸Ｘ</text:p>
          </table:table-cell>
          <table:table-cell office:value-type="string">
            <text:p>Mori Ranmaru (森蘭丸?), Mori Naritoshi (森成利?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Enuma Elish Nullification, Existence Outside the Domain, Feminine Looking, Humanoid, Levitating Servant, Servant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Sakamoto Ryōma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坂本龍馬</text:p>
          </table:table-cell>
          <table:table-cell office:value-type="string">
            <text:p>Oryō (お竜?), Sakamoto Ryoum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Marth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マルタ〔サンタ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Tai Gong W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太公望</text:p>
          </table:table-cell>
          <table:table-cell office:value-type="string">
            <text:p>Grand Duke Wang, Taikōbō, Jiang Ziya (姜子牙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Loved One, Riding, Servant, Seven Knights Servant, Weak to Enuma Elish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Dobrynya Nikitich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ドブルイニャ・ニキチッチ</text:p>
          </table:table-cell>
          <table:table-cell office:value-type="string">
            <text:p>Добрыня Никитич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Humanoid, Loved One, Non-Hominidae Servant, Riding, Servant, Seven Knights Servant, Weak to Enuma Elish, Wild Beast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Koyanskaya of Darknes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闇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ity, Existence Outside the Domain, Humanoid, Non-Hominidae Servant, Servant, Weak to Enuma Elish, Wild Beast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Hephaesti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ヘファイスティオン</text:p>
          </table:table-cell>
          <table:table-cell office:value-type="string">
            <text:p>Iskandar's Shadow (イスカンダルの影武者?), Faker (フェイカー?), Hephaestion's sister, Hephaestion Mnēmosynē (ヘファイスティオン・ムネーモシュネー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Weak to Enuma Elish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Manannán mac Lir (Bazett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マナナン・マク・リール〔バゼット〕; バゼット・フラガ・マクレミッツ; マナナン・マク・リール</text:p>
          </table:table-cell>
          <table:table-cell office:value-type="string">
            <text:p>Bazett Fraga McRemitz, Bazenan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King, Living Human, Pseudo-Servant, Riding, Servant, Weak to Enuma Elish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Trung Sister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徴姉妹</text:p>
          </table:table-cell>
          <table:table-cell office:value-type="string">
            <text:p>Hai Ba Trung, Hai Bà Trưng, Trưng Trắc, Trưng Nhị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Riding, Servant, Seven Knights Servant, Stout Defender, Weak to Enuma Elish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Taisui Xingju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太歳星君</text:p>
          </table:table-cell>
          <table:table-cell office:value-type="string">
            <text:p>Taisai Seikun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hild Servant, Demonic, Divinity, Humanoid, Immune to Pigify, Non-Hominidae Servant, Servant, Weak to Enuma Elish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Super Buny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スーパーバニヤン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Giant, Hominidae Servant, Humanoid, Servant, Weak to Enuma Elish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Daikokuten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大黒天</text:p>
          </table:table-cell>
          <table:table-cell office:value-type="string">
            <text:p>Caster of Learning with Mang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ity, Fairy Tale Servant, Humanoid, Non-Hominidae Servant, Servant, Seven Knights Servant, Weak to Enuma Elish, Wild Beast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Mary Anning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メアリー・アニング</text:p>
          </table:table-cell>
          <table:table-cell office:value-type="string">
            <text:p>Lancer of Learning with Mang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Constantine X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コンスタンティノス11世</text:p>
          </table:table-cell>
          <table:table-cell office:value-type="string">
            <text:p>Constantine XI Dragases Palaiologos (コンスタンティノス11世パレオロゴス・ドラガセス?), Michae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Riding, Roman, Servant, Seven Knights Servant, Stout Defender, Weak to Enuma Elish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Charlemag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ャルルマーニュ</text:p>
          </table:table-cell>
          <table:table-cell office:value-type="string">
            <text:p>Charles the Great (カール大帝?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Riding, Roman, Servant, Seven Knights Servant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Rolan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ローラン</text:p>
          </table:table-cell>
          <table:table-cell office:value-type="string">
            <text:p>Orlando (オルランド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Kriemhild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リームヒルト</text:p>
          </table:table-cell>
          <table:table-cell office:value-type="string">
            <text:p>Guðrún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James Moriarty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ジェームズ・モリアーティ</text:p>
          </table:table-cell>
          <table:table-cell office:value-type="string">
            <text:p>Young Moriarty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Don Quixote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ドン・キホーテ</text:p>
          </table:table-cell>
          <table:table-cell office:value-type="string">
            <text:p>Sancho Panza (サンチョ・パンサ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nimal Characteristics Servant, Hominidae Servant, Humanoid, Loved One, Riding, Servant, Seven Knights Servant, Weak to Enuma Elish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Zhang Ju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張角</text:p>
          </table:table-cell>
          <table:table-cell office:value-type="string">
            <text:p>Zhang Jiao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Kyokutei Bak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曲亭馬琴</text:p>
          </table:table-cell>
          <table:table-cell office:value-type="string">
            <text:p>Takizawa Bakin (滝沢馬琴?), Tokimura Michi (土岐村路?), Fusehime (伏姫?), Yatsufusa (八房?)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Minamoto no Tameto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源為朝</text:p>
          </table:table-cell>
          <table:table-cell office:value-type="string">
            <text:p>Chinzei Hachirō (鎮西八郎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Genji, Humanoid, Immune to Pigify, Loved One, Mechanical, Non-Hominidae Servant, Servant, Seven Knights Servant, Weak to Enuma Elish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Archetype: Eart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アーキタイプ：アース; アルクェイド・ブリュンスタッド</text:p>
          </table:table-cell>
          <table:table-cell office:value-type="string">
            <text:p>Arcueid Brunestud</text:p>
          </table:table-cell>
          <table:table-cell office:value-type="string">
            <text:p>Star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string">
            <text:p>QAABB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Xu F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lter Ego</text:p>
          </table:table-cell>
          <table:table-cell office:value-type="string">
            <text:p>徐福</text:p>
          </table:table-cell>
          <table:table-cell office:value-type="string">
            <text:p>Jofuku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Lady Aval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レディ・アヴァロン</text:p>
          </table:table-cell>
          <table:table-cell office:value-type="string">
            <text:p>LA, Merlin (Prototype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Round Table Knight, Servant, Summer Mode Servant, Weak to Enuma Elish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Gareth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ガレ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Summer Mode Servant, Weak to Enuma Elish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Ibuki Dōj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伊吹童子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Servant, Seven Knights Servant, Summer Mode Servant, Weak to Enuma Elish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Utsumi Erice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宇津見エリセ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ummer Mode Servant, Weak to Enuma Elish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Scáthach-Skaði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スカサハ＝スカディ</text:p>
          </table:table-cell>
          <table:table-cell office:value-type="string">
            <text:p>Skadi (Summer)</text:p>
          </table:table-cell>
          <table:table-cell office:value-type="string">
            <text:p>Sky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Immune to Pigify, King, Non-Hominidae Servant, Servant, Summer Mode Servant, Weak to Enuma Elish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Wu Zetian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武則天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Thrúd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ルーズ; リンド</text:p>
          </table:table-cell>
          <table:table-cell office:value-type="string">
            <text:p>Rindr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Hildr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ヒルド; エルルーン</text:p>
          </table:table-cell>
          <table:table-cell office:value-type="string">
            <text:p>Ölrún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Ortlinde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オルトリンデ; ゲイルスケグル</text:p>
          </table:table-cell>
          <table:table-cell office:value-type="string">
            <text:p>Geirskögul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Sen no Rikyū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千利休</text:p>
          </table:table-cell>
          <table:table-cell office:value-type="string">
            <text:p>Rikyū-san (利休さん?); Komahime (駒姫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Yamanami Keisuk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山南敬助</text:p>
          </table:table-cell>
          <table:table-cell office:value-type="string">
            <text:p>Sannan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Shinsengumi Servant, Weak to Enuma Elish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Iy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壱与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Weak to Enuma Elish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Huyan Zhu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呼延灼</text:p>
          </table:table-cell>
          <table:table-cell office:value-type="string">
            <text:p>Assassin of Mt. Liang (梁山泊のアサシン?), Koen Shaku, Double-Clubs, Heavenly Force Sta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Hominidae Servant, Humanoid, Loved One, Mount Liang, Riding, Servant, Seven Knights Servant, Weak to Enuma Elish, Wild Beast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Huang Feih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黄飛虎</text:p>
          </table:table-cell>
          <table:table-cell office:value-type="string">
            <text:p>Kou Hiko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Nine-Tattoo Dragon Eliz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Pretender</text:p>
          </table:table-cell>
          <table:table-cell office:value-type="string">
            <text:p>九紋竜エリザ</text:p>
          </table:table-cell>
          <table:table-cell office:value-type="string">
            <text:p>Nine-Tattoo Dragon Shi Jin (九紋龍史進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Loved One, Mount Liang, Servant, Weak to Enuma Elish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Britomar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トマート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Fae, Loved One, Non-Hominidae Servant, Servant, Seven Knights Servant, Weak to Enuma Elish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Grigori Rasput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グレゴリー・ラスプーチン; 言峰神父; 言峰綺礼</text:p>
          </table:table-cell>
          <table:table-cell office:value-type="string">
            <text:p>Father Kotomine, Kotomine Kirei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ragon, Hominidae Servant, Humanoid, Moon, Pseudo-Servant, Servant, Weak to Enuma Elish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Nitocris (Alter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ニトクリス〔オルタ〕</text:p>
          </table:table-cell>
          <table:table-cell office:value-type="string">
            <text:p>Nitocris—Anubis</text:p>
          </table:table-cell>
          <table:table-cell office:value-type="string">
            <text:p>Sky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Levitating Servant, Servant, Weak to Enuma Elish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Tezcatlipoc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テスカトリポカ</text:p>
          </table:table-cell>
          <table:table-cell office:value-type="string">
            <text:p>Smoking Mirror, Black Tezcatlipoca, Red Tezcatlipoca, Grand Assassin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umanoid, Immune to Pigify, Living Human, Non-Hominidae Servant, Pseudo-Servant, Servant, Seven Knights Servant, Weak to Enuma Elish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Tenochtitl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トラロック; ウィツィロポチトリ; テノチティトラン</text:p>
          </table:table-cell>
          <table:table-cell office:value-type="string">
            <text:p>Tlaloc, Huitzilopochtli, Hummingbird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umanoid, Immune to Pigify, Non-Hominidae Servant, Servant, Weak to Enuma Elish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Kukulk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ククルカン; オルト・ククルカン</text:p>
          </table:table-cell>
          <table:table-cell office:value-type="string">
            <text:p>Sun of Nahui Mictlan,Teaching of the Sun(太陽の教え), ORT—Kukulkan, Archetype: ORT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Popess Johan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女教皇ヨハンナ</text:p>
          </table:table-cell>
          <table:table-cell office:value-type="string">
            <text:p>Pope Joan, Ioanna Papissa, Ioannes Anglicu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Weak to Enuma Elish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Takasugi Shinsak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高杉晋作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Larva/Tiama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ラーヴァ／ティアマト</text:p>
          </table:table-cell>
          <table:table-cell office:value-type="string">
            <text:p>Tiamat (during battle)</text:p>
          </table:table-cell>
          <table:table-cell office:value-type="string">
            <text:p>Star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Dragon, Enuma Elish Nullification, Goddess Servant, Non-Hominidae Servant, Obstacle Maker, Servant, Super Large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Sodom's Beast/Drac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ast</text:p>
          </table:table-cell>
          <table:table-cell office:value-type="string">
            <text:p>ソドムズビースト／ドラコー; ドラコー</text:p>
          </table:table-cell>
          <table:table-cell office:value-type="string">
            <text:p>Beast VI/S, Draco, Nero Draco (ネロ・ドラコー?), Beast of 666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toria Face, Dragon, Enuma Elish Nullification, Humanoid, Immune to Pigify, King, Roman, Servant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Locusta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ロクスタ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Seven Knights Servant, Weak to Enuma Elish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Sétant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セタンタ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Loved One, Servant, Seven Knights Servant, Weak to Enuma Elish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Kashin Ko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果心居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Demonic, Feminine Looking, Immune to Pigify, Mechanical, Non-Hominidae Servant, Oni, Servant, Seven Knights Servant, Weak to Enuma Elish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Bhim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ビーマ</text:p>
          </table:table-cell>
          <table:table-cell office:value-type="string">
            <text:p>Bhimasena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Duryodhan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ドゥリーヨダナ</text:p>
          </table:table-cell>
          <table:table-cell office:value-type="string">
            <text:p>Suyodhana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emonic, Hominidae Servant, Humanoid, Servant, Seven Knights Servant, Weak to Enuma Elish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Dur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ドゥルガー, カーリー</text:p>
          </table:table-cell>
          <table:table-cell office:value-type="string">
            <text:p>Kali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ominidae Servant, Humanoid, Immune to Pigify, Living Human, Pseudo-Servant, Riding, Servant, Seven Knights Servant, Weak to Enuma Elish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Medusa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メドゥーサ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Neutra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Riding, Servant, Seven Knights Servant, Weak to Enuma Elish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Aesc the Savio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雨の魔女トネリコ; 救世主トネリコ; 水妃モルガン; トネリコ</text:p>
          </table:table-cell>
          <table:table-cell office:value-type="string">
            <text:p>Aesc the Rain Witch, Beach Queen Morgan, Tonelico the Savior</text:p>
          </table:table-cell>
          <table:table-cell office:value-type="string">
            <text:p>Earth</text:p>
          </table:table-cell>
          <table:table-cell office:value-type="string">
            <text:p>Female</text:p>
          </table:table-cell>
          <table:table-cell office:value-type="string">
            <text:p>Artoria Face, Fae, Humanoid, Non-Hominidae Servant, Servant, Seven Knights Servant, Weak to Enuma Elish</text:p>
          </table:table-cell>
          <table:table-cell office:value-type="string">
            <text:p>QAABB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Artoria Caster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トリア・キャスター</text:p>
          </table:table-cell>
          <table:table-cell office:value-type="string">
            <text:p>-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Fae, Humanoid, Non-Hominidae Servant, Round Table Knight, Servant, Seven Knights Servant, Summer Mode Servant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Suzuka Gozen (Summer Vacatio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鈴鹿御前〔サマバケ〕</text:p>
          </table:table-cell>
          <table:table-cell office:value-type="string">
            <text:p>Suzuka Gozen (Rider)</text:p>
          </table:table-cell>
          <table:table-cell office:value-type="string">
            <text:p>Sky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Summer Mode Servant, Weak to Enuma Elish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Chloe von Einzbern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クロエ・フォン・アインツベル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Living Human, Servant, Summer Mode Servant, Weak to Enuma Elish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Cnoc na Riabh Yaraan-do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ノクナレア・ヤラアーンドゥ</text:p>
          </table:table-cell>
          <table:table-cell office:value-type="string">
            <text:p>Knocknare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Fae, Humanoid, King, Non-Hominidae Servant, Obstacle Maker, Servant, Summer Mode Servant, Weak to Enuma Elish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Mélusine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メリュジーヌ; メリュジーヌ・オンディーヌ</text:p>
          </table:table-cell>
          <table:table-cell office:value-type="string">
            <text:p>Mélusine Undine, Meluko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Enuma Elish Nullification, Fae, Fairy Tale Servant, Humanoid, Immune to Pigify, Loved One, Non-Hominidae Servant, Servant, Summer Mode Servant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UDK-Barghes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ＵＤＫ－バーゲスト; バーゲスト; 妖精騎士バーゲスト</text:p>
          </table:table-cell>
          <table:table-cell office:value-type="string">
            <text:p>Barghest, Faerie Knight Barghest, Union Defence Knights Barghes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Stout Defender, Summer Mode Servant, Weak to Enuma Elish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Cait Cú Cerpriestess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ケット・クー・ミコケル; バーヴァン・シー; 妖精騎士トリスタン</text:p>
          </table:table-cell>
          <table:table-cell office:value-type="string">
            <text:p>Baobhan Sith, Faerie Knight Tristan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ummer Mode Servant, Weak to Enuma Elish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Wandji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ワンジナ</text:p>
          </table:table-cell>
          <table:table-cell office:value-type="string">
            <text:p>Wanjina, Wondjina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Existence Outside the Domain, Feminine Looking, Immune to Pigify, Non-Hominidae Servant, Servant, Weak to Enuma Elish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Ptolemaio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プトレマイオス</text:p>
          </table:table-cell>
          <table:table-cell office:value-type="string">
            <text:p>Ptolemy, Ptolemaeus, Ptolemy I Soter, Ptolemeu, Ptolemaîos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ugitani Zenjūb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杉谷善住坊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Servant, Seven Knights Servant, Weak to Enuma Elish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Theseus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テセウ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Takeda Shinge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武田晴信; 武田信玄</text:p>
          </table:table-cell>
          <table:table-cell office:value-type="string">
            <text:p>Takeda Harunobu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Genji, Hominidae Servant, Humanoid, Riding, Servant, Seven Knights Servant, Weak to Enuma Elish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Nagakura Shinpa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永倉新八</text:p>
          </table:table-cell>
          <table:table-cell office:value-type="string">
            <text:p>Sugimura Yoshie (杉村義衛?)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aika Magoi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雑賀孫一</text:p>
          </table:table-cell>
          <table:table-cell office:value-type="string">
            <text:p>Firefly (蛍, Hotaru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Uesugi Kensh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上杉謙信</text:p>
          </table:table-cell>
          <table:table-cell office:value-type="string">
            <text:p>Nagao Kagetora (Ruler), Northern God of War (北の軍神?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Weak to Enuma Elish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1-27T10:04:32+01:00</meta:creation-date>
  </office:meta>
</office:document-meta>
</file>